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D0CECE" style:cell-protect="protecte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740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mahawk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float" office:value="36.79" table:style-name="ce1">
            <text:p>36.79</text:p>
          </table:table-cell>
          <table:table-cell office:value-type="float" office:value="293.87" table:style-name="ce1">
            <text:p>293.87</text:p>
          </table:table-cell>
          <table:table-cell office:value-type="float" office:value="36" table:formula="of:=ROUNDDOWN([.A1];0)" table:style-name="ce3">
            <text:p>36</text:p>
          </table:table-cell>
          <table:table-cell office:value-type="float" office:value="293" table:formula="of:=ROUNDDOWN([.B1];0)" table:style-name="ce3">
            <text:p>293</text:p>
          </table:table-cell>
          <table:table-cell office:value-type="string" office:string-value="{36,293}, " table:formula="of:=&quot;{&quot;&amp;[.C1]&amp;&quot;,&quot;&amp;[.D1]&amp;&quot;}, &quot;" table:style-name="ce3">
            <text:p>{36,293},<text:s/></text:p>
          </table:table-cell>
          <table:table-cell office:value-type="float" office:value="144" table:formula="of:=[.G1]*12/6" table:style-name="ce1">
            <text:p>144</text:p>
          </table:table-cell>
          <table:table-cell office:value-type="float" office:value="72" table:formula="of:=144/2" table:style-name="ce1">
            <text:p>72</text:p>
          </table:table-cell>
          <table:table-cell table:style-name="ce1">
            <draw:frame draw:z-index="1" draw:id="id0" draw:style-name="a0" draw:name="Chart 1" svg:x="0.02206in" svg:y="0.04809in" svg:width="5.58333in" svg:height="3.7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572.03" table:style-name="ce1">
            <text:p>572.03</text:p>
          </table:table-cell>
          <table:table-cell office:value-type="float" office:value="329.7" table:style-name="ce1">
            <text:p>329.7</text:p>
          </table:table-cell>
          <table:table-cell office:value-type="float" office:value="572" table:formula="of:=ROUNDDOWN([.A2];0)" table:style-name="ce3">
            <text:p>572</text:p>
          </table:table-cell>
          <table:table-cell office:value-type="float" office:value="329" table:formula="of:=ROUNDDOWN([.B2];0)" table:style-name="ce3">
            <text:p>329</text:p>
          </table:table-cell>
          <table:table-cell office:value-type="string" office:string-value="{572,329}, " table:formula="of:=&quot;{&quot;&amp;[.C2]&amp;&quot;,&quot;&amp;[.D2]&amp;&quot;}, &quot;" table:style-name="ce3">
            <text:p>{572,329},<text:s/></text:p>
          </table:table-cell>
          <table:table-cell office:value-type="float" office:value="142" table:formula="of:=[.G2]*12/6" table:style-name="ce1">
            <text:p>142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638.79999999999995" table:style-name="ce1">
            <text:p>638.8</text:p>
          </table:table-cell>
          <table:table-cell office:value-type="float" office:value="244.74" table:style-name="ce1">
            <text:p>244.74</text:p>
          </table:table-cell>
          <table:table-cell office:value-type="float" office:value="638" table:formula="of:=ROUNDDOWN([.A3];0)" table:style-name="ce3">
            <text:p>638</text:p>
          </table:table-cell>
          <table:table-cell office:value-type="float" office:value="244" table:formula="of:=ROUNDDOWN([.B3];0)" table:style-name="ce3">
            <text:p>244</text:p>
          </table:table-cell>
          <table:table-cell office:value-type="string" office:string-value="{638,244}, " table:formula="of:=&quot;{&quot;&amp;[.C3]&amp;&quot;,&quot;&amp;[.D3]&amp;&quot;}, &quot;" table:style-name="ce3">
            <text:p>{638,244},<text:s/></text:p>
          </table:table-cell>
          <table:table-cell office:value-type="float" office:value="88" table:formula="of:=[.G3]*12/6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649.53" table:style-name="ce1">
            <text:p>649.53</text:p>
          </table:table-cell>
          <table:table-cell office:value-type="float" office:value="-111.34" table:style-name="ce1">
            <text:p>-111.34</text:p>
          </table:table-cell>
          <table:table-cell office:value-type="float" office:value="649" table:formula="of:=ROUNDDOWN([.A4];0)" table:style-name="ce3">
            <text:p>649</text:p>
          </table:table-cell>
          <table:table-cell office:value-type="float" office:value="-111" table:formula="of:=ROUNDDOWN([.B4];0)" table:style-name="ce3">
            <text:p>-111</text:p>
          </table:table-cell>
          <table:table-cell office:value-type="string" office:string-value="{649,-111}, " table:formula="of:=&quot;{&quot;&amp;[.C4]&amp;&quot;,&quot;&amp;[.D4]&amp;&quot;}, &quot;" table:style-name="ce3">
            <text:p>{649,-111},<text:s/></text:p>
          </table:table-cell>
          <table:table-cell office:value-type="float" office:value="78" table:formula="of:=[.G4]*12/6" table:style-name="ce1">
            <text:p>78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1000.44" table:style-name="ce1">
            <text:p>1000.44</text:p>
          </table:table-cell>
          <table:table-cell office:value-type="float" office:value="-186.76" table:style-name="ce1">
            <text:p>-186.76</text:p>
          </table:table-cell>
          <table:table-cell office:value-type="float" office:value="1000" table:formula="of:=ROUNDDOWN([.A5];0)" table:style-name="ce3">
            <text:p>1000</text:p>
          </table:table-cell>
          <table:table-cell office:value-type="float" office:value="-186" table:formula="of:=ROUNDDOWN([.B5];0)" table:style-name="ce3">
            <text:p>-186</text:p>
          </table:table-cell>
          <table:table-cell office:value-type="string" office:string-value="{1000,-186}, " table:formula="of:=&quot;{&quot;&amp;[.C5]&amp;&quot;,&quot;&amp;[.D5]&amp;&quot;}, &quot;" table:style-name="ce3">
            <text:p>{1000,-186},<text:s/></text:p>
          </table:table-cell>
          <table:table-cell office:value-type="float" office:value="156" table:formula="of:=[.G5]*12/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1065.6600000000001" table:style-name="ce1">
            <text:p>1065.66</text:p>
          </table:table-cell>
          <table:table-cell office:value-type="float" office:value="-257.44" table:style-name="ce1">
            <text:p>-257.44</text:p>
          </table:table-cell>
          <table:table-cell office:value-type="float" office:value="1065" table:formula="of:=ROUNDDOWN([.A6];0)" table:style-name="ce3">
            <text:p>1065</text:p>
          </table:table-cell>
          <table:table-cell office:value-type="float" office:value="-257" table:formula="of:=ROUNDDOWN([.B6];0)" table:style-name="ce3">
            <text:p>-257</text:p>
          </table:table-cell>
          <table:table-cell office:value-type="string" office:string-value="{1065,-257}, " table:formula="of:=&quot;{&quot;&amp;[.C6]&amp;&quot;,&quot;&amp;[.D6]&amp;&quot;}, &quot;" table:style-name="ce3">
            <text:p>{1065,-257},<text:s/></text:p>
          </table:table-cell>
          <table:table-cell office:value-type="float" office:value="0" table:formula="of:=[.G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13.15" table:style-name="ce1">
            <text:p>1013.15</text:p>
          </table:table-cell>
          <table:table-cell office:value-type="float" office:value="-1034.18" table:style-name="ce1">
            <text:p>-1034.18</text:p>
          </table:table-cell>
          <table:table-cell office:value-type="float" office:value="1013" table:formula="of:=ROUNDDOWN([.A7];0)" table:style-name="ce3">
            <text:p>1013</text:p>
          </table:table-cell>
          <table:table-cell office:value-type="float" office:value="-1034" table:formula="of:=ROUNDDOWN([.B7];0)" table:style-name="ce3">
            <text:p>-1034</text:p>
          </table:table-cell>
          <table:table-cell office:value-type="string" office:string-value="{1013,-1034}, " table:formula="of:=&quot;{&quot;&amp;[.C7]&amp;&quot;,&quot;&amp;[.D7]&amp;&quot;}, &quot;" table:style-name="ce3">
            <text:p>{1013,-1034},<text:s/></text:p>
          </table:table-cell>
          <table:table-cell office:value-type="float" office:value="0" table:formula="of:=[.G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45.98" table:style-name="ce1">
            <text:p>845.98</text:p>
          </table:table-cell>
          <table:table-cell office:value-type="float" office:value="-1074.06" table:style-name="ce1">
            <text:p>-1074.06</text:p>
          </table:table-cell>
          <table:table-cell office:value-type="float" office:value="845" table:formula="of:=ROUNDDOWN([.A8];0)" table:style-name="ce3">
            <text:p>845</text:p>
          </table:table-cell>
          <table:table-cell office:value-type="float" office:value="-1074" table:formula="of:=ROUNDDOWN([.B8];0)" table:style-name="ce3">
            <text:p>-1074</text:p>
          </table:table-cell>
          <table:table-cell office:value-type="string" office:string-value="{845,-1074}, " table:formula="of:=&quot;{&quot;&amp;[.C8]&amp;&quot;,&quot;&amp;[.D8]&amp;&quot;}, &quot;" table:style-name="ce3">
            <text:p>{845,-1074},<text:s/></text:p>
          </table:table-cell>
          <table:table-cell office:value-type="float" office:value="0" table:formula="of:=[.G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15.36" table:style-name="ce1">
            <text:p>715.36</text:p>
          </table:table-cell>
          <table:table-cell office:value-type="float" office:value="-761.11" table:style-name="ce1">
            <text:p>-761.11</text:p>
          </table:table-cell>
          <table:table-cell office:value-type="float" office:value="715" table:formula="of:=ROUNDDOWN([.A9];0)" table:style-name="ce3">
            <text:p>715</text:p>
          </table:table-cell>
          <table:table-cell office:value-type="float" office:value="-761" table:formula="of:=ROUNDDOWN([.B9];0)" table:style-name="ce3">
            <text:p>-761</text:p>
          </table:table-cell>
          <table:table-cell office:value-type="string" office:string-value="{715,-761}, " table:formula="of:=&quot;{&quot;&amp;[.C9]&amp;&quot;,&quot;&amp;[.D9]&amp;&quot;}, &quot;" table:style-name="ce3">
            <text:p>{715,-761},<text:s/></text:p>
          </table:table-cell>
          <table:table-cell office:value-type="float" office:value="0" table:formula="of:=[.G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18.29" table:style-name="ce1">
            <text:p>818.29</text:p>
          </table:table-cell>
          <table:table-cell office:value-type="float" office:value="-465.05" table:style-name="ce1">
            <text:p>-465.05</text:p>
          </table:table-cell>
          <table:table-cell office:value-type="float" office:value="818" table:formula="of:=ROUNDDOWN([.A10];0)" table:style-name="ce3">
            <text:p>818</text:p>
          </table:table-cell>
          <table:table-cell office:value-type="float" office:value="-465" table:formula="of:=ROUNDDOWN([.B10];0)" table:style-name="ce3">
            <text:p>-465</text:p>
          </table:table-cell>
          <table:table-cell office:value-type="string" office:string-value="{818,-465}, " table:formula="of:=&quot;{&quot;&amp;[.C10]&amp;&quot;,&quot;&amp;[.D10]&amp;&quot;}, &quot;" table:style-name="ce3">
            <text:p>{818,-465},<text:s/></text:p>
          </table:table-cell>
          <table:table-cell office:value-type="float" office:value="0" table:formula="of:=[.G10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71.4" table:style-name="ce1">
            <text:p>671.4</text:p>
          </table:table-cell>
          <table:table-cell office:value-type="float" office:value="-389.95" table:style-name="ce1">
            <text:p>-389.95</text:p>
          </table:table-cell>
          <table:table-cell office:value-type="float" office:value="671" table:formula="of:=ROUNDDOWN([.A11];0)" table:style-name="ce3">
            <text:p>671</text:p>
          </table:table-cell>
          <table:table-cell office:value-type="float" office:value="-389" table:formula="of:=ROUNDDOWN([.B11];0)" table:style-name="ce3">
            <text:p>-389</text:p>
          </table:table-cell>
          <table:table-cell office:value-type="string" office:string-value="{671,-389}, " table:formula="of:=&quot;{&quot;&amp;[.C11]&amp;&quot;,&quot;&amp;[.D11]&amp;&quot;}, &quot;" table:style-name="ce3">
            <text:p>{671,-389},<text:s/></text:p>
          </table:table-cell>
          <table:table-cell office:value-type="float" office:value="0" table:formula="of:=[.G11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90.24" table:style-name="ce1">
            <text:p>390.24</text:p>
          </table:table-cell>
          <table:table-cell office:value-type="float" office:value="-720.38" table:style-name="ce1">
            <text:p>-720.38</text:p>
          </table:table-cell>
          <table:table-cell office:value-type="float" office:value="390" table:formula="of:=ROUNDDOWN([.A12];0)" table:style-name="ce3">
            <text:p>390</text:p>
          </table:table-cell>
          <table:table-cell office:value-type="float" office:value="-720" table:formula="of:=ROUNDDOWN([.B12];0)" table:style-name="ce3">
            <text:p>-720</text:p>
          </table:table-cell>
          <table:table-cell office:value-type="string" office:string-value="{390,-720}, " table:formula="of:=&quot;{&quot;&amp;[.C12]&amp;&quot;,&quot;&amp;[.D12]&amp;&quot;}, &quot;" table:style-name="ce3">
            <text:p>{390,-720},<text:s/></text:p>
          </table:table-cell>
          <table:table-cell office:value-type="float" office:value="0" table:formula="of:=[.G12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-900" table:style-name="ce1">
            <text:p>-900</text:p>
          </table:table-cell>
          <table:table-cell office:value-type="float" office:value="275" table:formula="of:=ROUNDDOWN([.A13];0)" table:style-name="ce3">
            <text:p>275</text:p>
          </table:table-cell>
          <table:table-cell office:value-type="float" office:value="-900" table:formula="of:=ROUNDDOWN([.B13];0)" table:style-name="ce3">
            <text:p>-900</text:p>
          </table:table-cell>
          <table:table-cell office:value-type="string" office:string-value="{275,-900}, " table:formula="of:=&quot;{&quot;&amp;[.C13]&amp;&quot;,&quot;&amp;[.D13]&amp;&quot;}, &quot;" table:style-name="ce3">
            <text:p>{275,-900},<text:s/></text:p>
          </table:table-cell>
          <table:table-cell office:value-type="float" office:value="0" table:formula="of:=[.G13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-1025" table:style-name="ce1">
            <text:p>-1025</text:p>
          </table:table-cell>
          <table:table-cell office:value-type="float" office:value="175" table:formula="of:=ROUNDDOWN([.A14];0)" table:style-name="ce3">
            <text:p>175</text:p>
          </table:table-cell>
          <table:table-cell office:value-type="float" office:value="-1025" table:formula="of:=ROUNDDOWN([.B14];0)" table:style-name="ce3">
            <text:p>-1025</text:p>
          </table:table-cell>
          <table:table-cell office:value-type="string" office:string-value="{175,-1025}, " table:formula="of:=&quot;{&quot;&amp;[.C14]&amp;&quot;,&quot;&amp;[.D14]&amp;&quot;}, &quot;" table:style-name="ce3">
            <text:p>{175,-1025},<text:s/></text:p>
          </table:table-cell>
          <table:table-cell office:value-type="float" office:value="0" table:formula="of:=[.G14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3.62" table:style-name="ce1">
            <text:p>83.62</text:p>
          </table:table-cell>
          <table:table-cell office:value-type="float" office:value="-1042.68" table:style-name="ce1">
            <text:p>-1042.68</text:p>
          </table:table-cell>
          <table:table-cell office:value-type="float" office:value="83" table:formula="of:=ROUNDDOWN([.A15];0)" table:style-name="ce3">
            <text:p>83</text:p>
          </table:table-cell>
          <table:table-cell office:value-type="float" office:value="-1042" table:formula="of:=ROUNDDOWN([.B15];0)" table:style-name="ce3">
            <text:p>-1042</text:p>
          </table:table-cell>
          <table:table-cell office:value-type="string" office:string-value="{83,-1042}, " table:formula="of:=&quot;{&quot;&amp;[.C15]&amp;&quot;,&quot;&amp;[.D15]&amp;&quot;}, &quot;" table:style-name="ce3">
            <text:p>{83,-1042},<text:s/></text:p>
          </table:table-cell>
          <table:table-cell office:value-type="float" office:value="0" table:formula="of:=[.G15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-12.61" table:style-name="ce1">
            <text:p>-12.61</text:p>
          </table:table-cell>
          <table:table-cell office:value-type="float" office:value="-980.51" table:style-name="ce1">
            <text:p>-980.51</text:p>
          </table:table-cell>
          <table:table-cell office:value-type="float" office:value="-12" table:formula="of:=ROUNDDOWN([.A16];0)" table:style-name="ce3">
            <text:p>-12</text:p>
          </table:table-cell>
          <table:table-cell office:value-type="float" office:value="-980" table:formula="of:=ROUNDDOWN([.B16];0)" table:style-name="ce3">
            <text:p>-980</text:p>
          </table:table-cell>
          <table:table-cell office:value-type="string" office:string-value="{-12,-980}, " table:formula="of:=&quot;{&quot;&amp;[.C16]&amp;&quot;,&quot;&amp;[.D16]&amp;&quot;}, &quot;" table:style-name="ce3">
            <text:p>{-12,-980},<text:s/></text:p>
          </table:table-cell>
          <table:table-cell office:value-type="float" office:value="0" table:formula="of:=[.G1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4.78" table:style-name="ce1">
            <text:p>64.78</text:p>
          </table:table-cell>
          <table:table-cell office:value-type="float" office:value="50.49" table:style-name="ce1">
            <text:p>50.49</text:p>
          </table:table-cell>
          <table:table-cell office:value-type="float" office:value="64" table:formula="of:=ROUNDDOWN([.A17];0)" table:style-name="ce3">
            <text:p>64</text:p>
          </table:table-cell>
          <table:table-cell office:value-type="float" office:value="50" table:formula="of:=ROUNDDOWN([.B17];0)" table:style-name="ce3">
            <text:p>50</text:p>
          </table:table-cell>
          <table:table-cell office:value-type="string" office:string-value="{64,50}, " table:formula="of:=&quot;{&quot;&amp;[.C17]&amp;&quot;,&quot;&amp;[.D17]&amp;&quot;}, &quot;" table:style-name="ce3">
            <text:p>{64,50},<text:s/></text:p>
          </table:table-cell>
          <table:table-cell office:value-type="float" office:value="0" table:formula="of:=[.G1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ROUNDDOWN([.A18];0)" table:style-name="ce3">
            <text:p>0</text:p>
          </table:table-cell>
          <table:table-cell office:value-type="float" office:value="1" table:formula="of:=ROUNDDOWN([.B18];0)" table:style-name="ce3">
            <text:p>1</text:p>
          </table:table-cell>
          <table:table-cell office:value-type="string" office:string-value="{0,1}, " table:formula="of:=&quot;{&quot;&amp;[.C18]&amp;&quot;,&quot;&amp;[.D18]&amp;&quot;}, &quot;" table:style-name="ce3">
            <text:p>{0,1},<text:s/></text:p>
          </table:table-cell>
          <table:table-cell office:value-type="float" office:value="0" table:formula="of:=[.G1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19];0)" table:style-name="ce3">
            <text:p>0</text:p>
          </table:table-cell>
          <table:table-cell office:value-type="float" office:value="250" table:formula="of:=ROUNDDOWN([.B19];0)" table:style-name="ce3">
            <text:p>250</text:p>
          </table:table-cell>
          <table:table-cell office:value-type="string" office:string-value="{0,250}, " table:formula="of:=&quot;{&quot;&amp;[.C19]&amp;&quot;,&quot;&amp;[.D19]&amp;&quot;}, &quot;" table:style-name="ce3">
            <text:p>{0,250},<text:s/></text:p>
          </table:table-cell>
          <table:table-cell office:value-type="float" office:value="0" table:formula="of:=[.G1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0];0)" table:style-name="ce3">
            <text:p>0</text:p>
          </table:table-cell>
          <table:table-cell office:value-type="float" office:value="250" table:formula="of:=ROUNDDOWN([.B20];0)" table:style-name="ce3">
            <text:p>250</text:p>
          </table:table-cell>
          <table:table-cell office:value-type="string" office:string-value="{0,250}, " table:formula="of:=&quot;{&quot;&amp;[.C20]&amp;&quot;,&quot;&amp;[.D20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1];0)" table:style-name="ce3">
            <text:p>0</text:p>
          </table:table-cell>
          <table:table-cell office:value-type="float" office:value="250" table:formula="of:=ROUNDDOWN([.B21];0)" table:style-name="ce3">
            <text:p>250</text:p>
          </table:table-cell>
          <table:table-cell office:value-type="string" office:string-value="{0,250}, " table:formula="of:=&quot;{&quot;&amp;[.C21]&amp;&quot;,&quot;&amp;[.D21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2];0)" table:style-name="ce3">
            <text:p>0</text:p>
          </table:table-cell>
          <table:table-cell office:value-type="float" office:value="250" table:formula="of:=ROUNDDOWN([.B22];0)" table:style-name="ce3">
            <text:p>250</text:p>
          </table:table-cell>
          <table:table-cell office:value-type="string" office:string-value="{0,250}, " table:formula="of:=&quot;{&quot;&amp;[.C22]&amp;&quot;,&quot;&amp;[.D22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3];0)" table:style-name="ce3">
            <text:p>0</text:p>
          </table:table-cell>
          <table:table-cell office:value-type="float" office:value="250" table:formula="of:=ROUNDDOWN([.B23];0)" table:style-name="ce3">
            <text:p>250</text:p>
          </table:table-cell>
          <table:table-cell office:value-type="string" office:string-value="{0,250}, " table:formula="of:=&quot;{&quot;&amp;[.C23]&amp;&quot;,&quot;&amp;[.D23]&amp;&quot;}, &quot;" table:style-name="ce3">
            <text:p>{0,250},<text:s/>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float" office:value="4512" table:style-name="ce1">
            <text:p>4512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4];0)" table:style-name="ce3">
            <text:p>0</text:p>
          </table:table-cell>
          <table:table-cell office:value-type="float" office:value="250" table:formula="of:=ROUNDDOWN([.B24];0)" table:style-name="ce3">
            <text:p>250</text:p>
          </table:table-cell>
          <table:table-cell office:value-type="string" office:string-value="{0,250}, " table:formula="of:=&quot;{&quot;&amp;[.C24]&amp;&quot;,&quot;&amp;[.D24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5];0)" table:style-name="ce3">
            <text:p>0</text:p>
          </table:table-cell>
          <table:table-cell office:value-type="float" office:value="250" table:formula="of:=ROUNDDOWN([.B25];0)" table:style-name="ce3">
            <text:p>250</text:p>
          </table:table-cell>
          <table:table-cell office:value-type="string" office:string-value="{0,250}, " table:formula="of:=&quot;{&quot;&amp;[.C25]&amp;&quot;,&quot;&amp;[.D25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6];0)" table:style-name="ce3">
            <text:p>0</text:p>
          </table:table-cell>
          <table:table-cell office:value-type="float" office:value="250" table:formula="of:=ROUNDDOWN([.B26];0)" table:style-name="ce3">
            <text:p>250</text:p>
          </table:table-cell>
          <table:table-cell office:value-type="string" office:string-value="{0,250}, " table:formula="of:=&quot;{&quot;&amp;[.C26]&amp;&quot;,&quot;&amp;[.D26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7];0)" table:style-name="ce3">
            <text:p>0</text:p>
          </table:table-cell>
          <table:table-cell office:value-type="float" office:value="250" table:formula="of:=ROUNDDOWN([.B27];0)" table:style-name="ce3">
            <text:p>250</text:p>
          </table:table-cell>
          <table:table-cell office:value-type="string" office:string-value="{0,250}, " table:formula="of:=&quot;{&quot;&amp;[.C27]&amp;&quot;,&quot;&amp;[.D27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8];0)" table:style-name="ce3">
            <text:p>0</text:p>
          </table:table-cell>
          <table:table-cell office:value-type="float" office:value="250" table:formula="of:=ROUNDDOWN([.B28];0)" table:style-name="ce3">
            <text:p>250</text:p>
          </table:table-cell>
          <table:table-cell office:value-type="string" office:string-value="{0,250}, " table:formula="of:=&quot;{&quot;&amp;[.C28]&amp;&quot;,&quot;&amp;[.D28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9];0)" table:style-name="ce3">
            <text:p>0</text:p>
          </table:table-cell>
          <table:table-cell office:value-type="float" office:value="250" table:formula="of:=ROUNDDOWN([.B29];0)" table:style-name="ce3">
            <text:p>250</text:p>
          </table:table-cell>
          <table:table-cell office:value-type="string" office:string-value="{0,250}, " table:formula="of:=&quot;{&quot;&amp;[.C29]&amp;&quot;,&quot;&amp;[.D29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30];0)" table:style-name="ce3">
            <text:p>0</text:p>
          </table:table-cell>
          <table:table-cell office:value-type="float" office:value="250" table:formula="of:=ROUNDDOWN([.B30];0)" table:style-name="ce3">
            <text:p>250</text:p>
          </table:table-cell>
          <table:table-cell office:value-type="string" office:string-value="{0,250}" table:formula="of:=&quot;{&quot;&amp;[.C30]&amp;&quot;,&quot;&amp;[.D30]&amp;&quot;}&quot;" table:style-name="ce3">
            <text:p>{0,250}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office:string-value="int excel_waypoints[30][2] = {{36,293}, {572,329}, {638,244}, {649,-111}, {1000,-186}, {1065,-257}, {1013,-1034}, {845,-1074}, {715,-761}, {818,-465}, {671,-389}, {390,-720}, {275,-900}, {175,-1025}, {83,-1042}, {-12,-980}, {64,50}, {0,1}, {0,250}, {0,250}, {0,250}, {0,250}, {0,250}, {0,250}, {0,250}, {0,250}, {0,250}, {0,250}, {0,250}, {0,250}};" table:formula="of:=&quot;int excel_waypoints[30][2] = {&quot;&amp;[.E1]&amp;[.E2]&amp;[.E3]&amp;[.E4]&amp;[.E5]&amp;[.E6]&amp;[.E7]&amp;[.E8]&amp;[.E9]&amp;[.E10]&amp;[.E11]&amp;[.E12]&amp;[.E13]&amp;[.E14]&amp;[.E15]&amp;[.E16]&amp;[.E17]&amp;[.E18]&amp;[.E19]&amp;[.E20]&amp;[.E21]&amp;[.E22]&amp;[.E23]&amp;[.E24]&amp;[.E25]&amp;[.E26]&amp;[.E27]&amp;[.E28]&amp;[.E29]&amp;[.E30]&amp;&quot;};&quot;" table:style-name="ce3">
            <text:p>int excel_waypoints[30][2] = {{36,293}, {572,329}, {638,244}, {649,-111}, {1000,-186}, {1065,-257}, {1013,-1034}, {845,-1074}, {715,-761}, {818,-465}, {671,-389}, {390,-720}, {275,-900}, {175,-1025}, {83,-1042}, {-12,-980}, {64,50}, {0,1}, {0,250}, {0,250}, {0,250}, {0,250}, {0,250}, {0,250}, {0,250}, {0,250}, {0,250}, {0,250}, {0,250}, {0,250}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adrunner</text:p>
          </table:table-cell>
          <table:table-cell table:number-columns-repeated="2" table:style-name="ce1"/>
          <table:table-cell office:value-type="string" table:style-name="ce1">
            <text:p>Wile E. Coyot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ORKS: (1675)</text:p>
          </table:table-cell>
          <table:table-cell table:number-columns-repeated="2" table:style-name="ce1"/>
          <table:table-cell office:value-type="string" table:style-name="ce1">
            <text:p>WORKS: (1600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[.I37]*12/6" table:style-name="ce1">
            <text:p>0</text:p>
          </table:table-cell>
          <table:table-cell office:value-type="float" office:value="144" table:formula="of:=[.J37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7" table:style-name="ce1">
            <text:p>37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42" table:formula="of:=[.I38]*12/6" table:style-name="ce1">
            <text:p>142</text:p>
          </table:table-cell>
          <table:table-cell office:value-type="float" office:value="144" table:formula="of:=[.J38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4" table:style-name="ce1">
            <text:p>1464</text:p>
          </table:table-cell>
          <table:table-cell office:value-type="float" office:value="664" table:style-name="ce1">
            <text:p>6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90" table:style-name="ce1">
            <text:p>14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8" table:formula="of:=[.J38]-44" table:style-name="ce1">
            <text:p>28</text:p>
          </table:table-cell>
          <table:table-cell office:value-type="float" office:value="142" table:formula="of:=[.I39]*12/6" table:style-name="ce1">
            <text:p>142</text:p>
          </table:table-cell>
          <table:table-cell office:value-type="float" office:value="56" table:formula="of:=[.J39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43" table:style-name="ce1">
            <text:p>1643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644" table:style-name="ce1">
            <text:p>164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10" table:formula="of:=[.I39]+39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20" table:formula="of:=[.I40]*12/6" table:style-name="ce1">
            <text:p>220</text:p>
          </table:table-cell>
          <table:table-cell office:value-type="float" office:value="56" table:formula="of:=[.J40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11" table:style-name="ce1">
            <text:p>1711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59" table:style-name="ce1">
            <text:p>1659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-72" table:style-name="ce1">
            <text:p>-72</text:p>
          </table:table-cell>
          <table:table-cell office:value-type="float" office:value="220" table:formula="of:=[.I41]*12/6" table:style-name="ce1">
            <text:p>220</text:p>
          </table:table-cell>
          <table:table-cell office:value-type="float" office:value="-144" table:formula="of:=[.J41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96" table:style-name="ce1">
            <text:p>1696</text:p>
          </table:table-cell>
          <table:table-cell office:value-type="float" office:value="-473" table:style-name="ce1">
            <text:p>-4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" table:style-name="ce1">
            <text:p>1740</text:p>
          </table:table-cell>
          <table:table-cell office:value-type="float" office:value="-249" table:style-name="ce1">
            <text:p>-2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-72" table:style-name="ce1">
            <text:p>-72</text:p>
          </table:table-cell>
          <table:table-cell office:value-type="float" office:value="142" table:formula="of:=[.I42]*12/6" table:style-name="ce1">
            <text:p>142</text:p>
          </table:table-cell>
          <table:table-cell office:value-type="float" office:value="-144" table:formula="of:=[.J42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31" table:style-name="ce1">
            <text:p>1531</text:p>
          </table:table-cell>
          <table:table-cell office:value-type="float" office:value="-725" table:style-name="ce1">
            <text:p>-7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45" table:style-name="ce1">
            <text:p>1645</text:p>
          </table:table-cell>
          <table:table-cell office:value-type="float" office:value="-608" table:style-name="ce1">
            <text:p>-6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[.I43]*12/6" table:style-name="ce1">
            <text:p>100</text:p>
          </table:table-cell>
          <table:table-cell office:value-type="float" office:value="0" table:formula="of:=[.J43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office:value-type="float" office:value="-701" table:style-name="ce1">
            <text:p>-70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0" table:style-name="ce1">
            <text:p>380</text:p>
          </table:table-cell>
          <table:table-cell office:value-type="float" office:value="-801" table:style-name="ce1">
            <text:p>-8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[.I44]*12/6" table:style-name="ce1">
            <text:p>142</text:p>
          </table:table-cell>
          <table:table-cell office:value-type="float" office:value="0" table:formula="of:=[.J44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-435" table:style-name="ce1">
            <text:p>-4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-601" table:style-name="ce1">
            <text:p>-6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formula="of:=[.I45]*12/6" table:style-name="ce1">
            <text:p>0</text:p>
          </table:table-cell>
          <table:table-cell office:value-type="float" office:value="-144" table:formula="of:=[.J45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-145" table:style-name="ce1">
            <text:p>-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[.I46]*12/6" table:style-name="ce1">
            <text:p>0</text:p>
          </table:table-cell>
          <table:table-cell office:value-type="float" office:value="200" table:formula="of:=[.J46]*12/6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  <table:table table:name="Tita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float" office:value="10" table:style-name="ce2">
            <text:p>10</text:p>
          </table:table-cell>
          <table:table-cell office:value-type="float" office:value="250" table:style-name="ce2">
            <text:p>250</text:p>
          </table:table-cell>
          <table:table-cell office:value-type="float" office:value="10" table:formula="of:=ROUNDDOWN([.A1];0)" table:style-name="ce3">
            <text:p>10</text:p>
          </table:table-cell>
          <table:table-cell office:value-type="float" office:value="250" table:formula="of:=ROUNDDOWN([.B1];0)" table:style-name="ce3">
            <text:p>250</text:p>
          </table:table-cell>
          <table:table-cell office:value-type="string" office:string-value="{10,250}, " table:formula="of:=&quot;{&quot;&amp;[.C1]&amp;&quot;,&quot;&amp;[.D1]&amp;&quot;}, &quot;" table:style-name="ce3">
            <text:p>{10,250},<text:s/></text:p>
          </table:table-cell>
          <table:table-cell office:value-type="float" office:value="144" table:formula="of:=[.G1]*12/6" table:style-name="ce1">
            <text:p>144</text:p>
          </table:table-cell>
          <table:table-cell office:value-type="float" office:value="72" table:formula="of:=144/2" table:style-name="ce1">
            <text:p>72</text:p>
          </table:table-cell>
          <table:table-cell table:style-name="ce1">
            <draw:frame draw:z-index="1" draw:id="id1" draw:style-name="a1" draw:name="Chart 1" svg:x="0.02206in" svg:y="0.04809in" svg:width="5.58333in" svg:height="3.755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396.22" table:style-name="ce2">
            <text:p>396.22</text:p>
          </table:table-cell>
          <table:table-cell office:value-type="float" office:value="4" table:formula="of:=ROUNDDOWN([.A2];0)" table:style-name="ce3">
            <text:p>4</text:p>
          </table:table-cell>
          <table:table-cell office:value-type="float" office:value="396" table:formula="of:=ROUNDDOWN([.B2];0)" table:style-name="ce3">
            <text:p>396</text:p>
          </table:table-cell>
          <table:table-cell office:value-type="string" office:string-value="{4,396}, " table:formula="of:=&quot;{&quot;&amp;[.C2]&amp;&quot;,&quot;&amp;[.D2]&amp;&quot;}, &quot;" table:style-name="ce3">
            <text:p>{4,396},<text:s/></text:p>
          </table:table-cell>
          <table:table-cell office:value-type="float" office:value="142" table:formula="of:=[.G2]*12/6" table:style-name="ce1">
            <text:p>142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-3.63" table:style-name="ce2">
            <text:p>-3.63</text:p>
          </table:table-cell>
          <table:table-cell office:value-type="float" office:value="585" table:style-name="ce2">
            <text:p>585</text:p>
          </table:table-cell>
          <table:table-cell office:value-type="float" office:value="-3" table:formula="of:=ROUNDDOWN([.A3];0)" table:style-name="ce3">
            <text:p>-3</text:p>
          </table:table-cell>
          <table:table-cell office:value-type="float" office:value="585" table:formula="of:=ROUNDDOWN([.B3];0)" table:style-name="ce3">
            <text:p>585</text:p>
          </table:table-cell>
          <table:table-cell office:value-type="string" office:string-value="{-3,585}, " table:formula="of:=&quot;{&quot;&amp;[.C3]&amp;&quot;,&quot;&amp;[.D3]&amp;&quot;}, &quot;" table:style-name="ce3">
            <text:p>{-3,585},<text:s/></text:p>
          </table:table-cell>
          <table:table-cell office:value-type="float" office:value="88" table:formula="of:=[.G3]*12/6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38.64" table:style-name="ce2">
            <text:p>38.64</text:p>
          </table:table-cell>
          <table:table-cell office:value-type="float" office:value="625" table:style-name="ce2">
            <text:p>625</text:p>
          </table:table-cell>
          <table:table-cell office:value-type="float" office:value="38" table:formula="of:=ROUNDDOWN([.A4];0)" table:style-name="ce3">
            <text:p>38</text:p>
          </table:table-cell>
          <table:table-cell office:value-type="float" office:value="625" table:formula="of:=ROUNDDOWN([.B4];0)" table:style-name="ce3">
            <text:p>625</text:p>
          </table:table-cell>
          <table:table-cell office:value-type="string" office:string-value="{38,625}, " table:formula="of:=&quot;{&quot;&amp;[.C4]&amp;&quot;,&quot;&amp;[.D4]&amp;&quot;}, &quot;" table:style-name="ce3">
            <text:p>{38,625},<text:s/></text:p>
          </table:table-cell>
          <table:table-cell office:value-type="float" office:value="78" table:formula="of:=[.G4]*12/6" table:style-name="ce1">
            <text:p>78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625" table:style-name="ce2">
            <text:p>625</text:p>
          </table:table-cell>
          <table:table-cell office:value-type="float" office:value="260" table:formula="of:=ROUNDDOWN([.A5];0)" table:style-name="ce3">
            <text:p>260</text:p>
          </table:table-cell>
          <table:table-cell office:value-type="float" office:value="625" table:formula="of:=ROUNDDOWN([.B5];0)" table:style-name="ce3">
            <text:p>625</text:p>
          </table:table-cell>
          <table:table-cell office:value-type="string" office:string-value="{260,625}, " table:formula="of:=&quot;{&quot;&amp;[.C5]&amp;&quot;,&quot;&amp;[.D5]&amp;&quot;}, &quot;" table:style-name="ce3">
            <text:p>{260,625},<text:s/></text:p>
          </table:table-cell>
          <table:table-cell office:value-type="float" office:value="156" table:formula="of:=[.G5]*12/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580" table:style-name="ce2">
            <text:p>580</text:p>
          </table:table-cell>
          <table:table-cell office:value-type="float" office:value="270" table:formula="of:=ROUNDDOWN([.A6];0)" table:style-name="ce3">
            <text:p>270</text:p>
          </table:table-cell>
          <table:table-cell office:value-type="float" office:value="580" table:formula="of:=ROUNDDOWN([.B6];0)" table:style-name="ce3">
            <text:p>580</text:p>
          </table:table-cell>
          <table:table-cell office:value-type="string" office:string-value="{270,580}, " table:formula="of:=&quot;{&quot;&amp;[.C6]&amp;&quot;,&quot;&amp;[.D6]&amp;&quot;}, &quot;" table:style-name="ce3">
            <text:p>{270,580},<text:s/></text:p>
          </table:table-cell>
          <table:table-cell office:value-type="float" office:value="0" table:formula="of:=[.G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450" table:style-name="ce2">
            <text:p>450</text:p>
          </table:table-cell>
          <table:table-cell office:value-type="float" office:value="260" table:formula="of:=ROUNDDOWN([.A7];0)" table:style-name="ce3">
            <text:p>260</text:p>
          </table:table-cell>
          <table:table-cell office:value-type="float" office:value="450" table:formula="of:=ROUNDDOWN([.B7];0)" table:style-name="ce3">
            <text:p>450</text:p>
          </table:table-cell>
          <table:table-cell office:value-type="string" office:string-value="{260,450}, " table:formula="of:=&quot;{&quot;&amp;[.C7]&amp;&quot;,&quot;&amp;[.D7]&amp;&quot;}, &quot;" table:style-name="ce3">
            <text:p>{260,450},<text:s/></text:p>
          </table:table-cell>
          <table:table-cell office:value-type="float" office:value="0" table:formula="of:=[.G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47.25" table:style-name="ce2">
            <text:p>247.25</text:p>
          </table:table-cell>
          <table:table-cell office:value-type="float" office:value="349.8" table:style-name="ce2">
            <text:p>349.8</text:p>
          </table:table-cell>
          <table:table-cell office:value-type="float" office:value="247" table:formula="of:=ROUNDDOWN([.A8];0)" table:style-name="ce3">
            <text:p>247</text:p>
          </table:table-cell>
          <table:table-cell office:value-type="float" office:value="349" table:formula="of:=ROUNDDOWN([.B8];0)" table:style-name="ce3">
            <text:p>349</text:p>
          </table:table-cell>
          <table:table-cell office:value-type="string" office:string-value="{247,349}, " table:formula="of:=&quot;{&quot;&amp;[.C8]&amp;&quot;,&quot;&amp;[.D8]&amp;&quot;}, &quot;" table:style-name="ce3">
            <text:p>{247,349},<text:s/></text:p>
          </table:table-cell>
          <table:table-cell office:value-type="float" office:value="0" table:formula="of:=[.G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42.3" table:style-name="ce1">
            <text:p>242.3</text:p>
          </table:table-cell>
          <table:table-cell office:value-type="float" office:value="185" table:style-name="ce1">
            <text:p>185</text:p>
          </table:table-cell>
          <table:table-cell office:value-type="float" office:value="242" table:formula="of:=ROUNDDOWN([.A9];0)" table:style-name="ce3">
            <text:p>242</text:p>
          </table:table-cell>
          <table:table-cell office:value-type="float" office:value="185" table:formula="of:=ROUNDDOWN([.B9];0)" table:style-name="ce3">
            <text:p>185</text:p>
          </table:table-cell>
          <table:table-cell office:value-type="string" office:string-value="{242,185}, " table:formula="of:=&quot;{&quot;&amp;[.C9]&amp;&quot;,&quot;&amp;[.D9]&amp;&quot;}, &quot;" table:style-name="ce3">
            <text:p>{242,185},<text:s/></text:p>
          </table:table-cell>
          <table:table-cell office:value-type="float" office:value="0" table:formula="of:=[.G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75.77" table:style-name="ce1">
            <text:p>275.77</text:p>
          </table:table-cell>
          <table:table-cell office:value-type="float" office:value="180" table:style-name="ce1">
            <text:p>180</text:p>
          </table:table-cell>
          <table:table-cell office:value-type="float" office:value="275" table:formula="of:=ROUNDDOWN([.A10];0)" table:style-name="ce3">
            <text:p>275</text:p>
          </table:table-cell>
          <table:table-cell office:value-type="float" office:value="180" table:formula="of:=ROUNDDOWN([.B10];0)" table:style-name="ce3">
            <text:p>180</text:p>
          </table:table-cell>
          <table:table-cell office:value-type="string" office:string-value="{275,180}, " table:formula="of:=&quot;{&quot;&amp;[.C10]&amp;&quot;,&quot;&amp;[.D10]&amp;&quot;}, &quot;" table:style-name="ce3">
            <text:p>{275,180},<text:s/></text:p>
          </table:table-cell>
          <table:table-cell office:value-type="float" office:value="0" table:formula="of:=[.G10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70.12" table:style-name="ce1">
            <text:p>370.12</text:p>
          </table:table-cell>
          <table:table-cell office:value-type="float" office:value="180" table:style-name="ce1">
            <text:p>180</text:p>
          </table:table-cell>
          <table:table-cell office:value-type="float" office:value="370" table:formula="of:=ROUNDDOWN([.A11];0)" table:style-name="ce3">
            <text:p>370</text:p>
          </table:table-cell>
          <table:table-cell office:value-type="float" office:value="180" table:formula="of:=ROUNDDOWN([.B11];0)" table:style-name="ce3">
            <text:p>180</text:p>
          </table:table-cell>
          <table:table-cell office:value-type="string" office:string-value="{370,180}, " table:formula="of:=&quot;{&quot;&amp;[.C11]&amp;&quot;,&quot;&amp;[.D11]&amp;&quot;}, &quot;" table:style-name="ce3">
            <text:p>{370,180},<text:s/></text:p>
          </table:table-cell>
          <table:table-cell office:value-type="float" office:value="0" table:formula="of:=[.G11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23.76" table:style-name="ce1">
            <text:p>423.76</text:p>
          </table:table-cell>
          <table:table-cell office:value-type="float" office:value="180" table:style-name="ce1">
            <text:p>180</text:p>
          </table:table-cell>
          <table:table-cell office:value-type="float" office:value="423" table:formula="of:=ROUNDDOWN([.A12];0)" table:style-name="ce3">
            <text:p>423</text:p>
          </table:table-cell>
          <table:table-cell office:value-type="float" office:value="180" table:formula="of:=ROUNDDOWN([.B12];0)" table:style-name="ce3">
            <text:p>180</text:p>
          </table:table-cell>
          <table:table-cell office:value-type="string" office:string-value="{423,180}, " table:formula="of:=&quot;{&quot;&amp;[.C12]&amp;&quot;,&quot;&amp;[.D12]&amp;&quot;}, &quot;" table:style-name="ce3">
            <text:p>{423,180},<text:s/></text:p>
          </table:table-cell>
          <table:table-cell office:value-type="float" office:value="0" table:formula="of:=[.G12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39.11" table:style-name="ce1">
            <text:p>539.11</text:p>
          </table:table-cell>
          <table:table-cell office:value-type="float" office:value="180" table:style-name="ce1">
            <text:p>180</text:p>
          </table:table-cell>
          <table:table-cell office:value-type="float" office:value="539" table:formula="of:=ROUNDDOWN([.A13];0)" table:style-name="ce3">
            <text:p>539</text:p>
          </table:table-cell>
          <table:table-cell office:value-type="float" office:value="180" table:formula="of:=ROUNDDOWN([.B13];0)" table:style-name="ce3">
            <text:p>180</text:p>
          </table:table-cell>
          <table:table-cell office:value-type="string" office:string-value="{539,180}, " table:formula="of:=&quot;{&quot;&amp;[.C13]&amp;&quot;,&quot;&amp;[.D13]&amp;&quot;}, &quot;" table:style-name="ce3">
            <text:p>{539,180},<text:s/></text:p>
          </table:table-cell>
          <table:table-cell office:value-type="float" office:value="0" table:formula="of:=[.G13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94.24" table:style-name="ce1">
            <text:p>594.24</text:p>
          </table:table-cell>
          <table:table-cell office:value-type="float" office:value="139.11000000000001" table:style-name="ce1">
            <text:p>139.11</text:p>
          </table:table-cell>
          <table:table-cell office:value-type="float" office:value="594" table:formula="of:=ROUNDDOWN([.A14];0)" table:style-name="ce3">
            <text:p>594</text:p>
          </table:table-cell>
          <table:table-cell office:value-type="float" office:value="139" table:formula="of:=ROUNDDOWN([.B14];0)" table:style-name="ce3">
            <text:p>139</text:p>
          </table:table-cell>
          <table:table-cell office:value-type="string" office:string-value="{594,139}, " table:formula="of:=&quot;{&quot;&amp;[.C14]&amp;&quot;,&quot;&amp;[.D14]&amp;&quot;}, &quot;" table:style-name="ce3">
            <text:p>{594,139},<text:s/></text:p>
          </table:table-cell>
          <table:table-cell office:value-type="float" office:value="0" table:formula="of:=[.G14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02.6" table:style-name="ce1">
            <text:p>602.6</text:p>
          </table:table-cell>
          <table:table-cell office:value-type="float" office:value="-59.18" table:style-name="ce1">
            <text:p>-59.18</text:p>
          </table:table-cell>
          <table:table-cell office:value-type="float" office:value="602" table:formula="of:=ROUNDDOWN([.A15];0)" table:style-name="ce3">
            <text:p>602</text:p>
          </table:table-cell>
          <table:table-cell office:value-type="float" office:value="-59" table:formula="of:=ROUNDDOWN([.B15];0)" table:style-name="ce3">
            <text:p>-59</text:p>
          </table:table-cell>
          <table:table-cell office:value-type="string" office:string-value="{602,-59}, " table:formula="of:=&quot;{&quot;&amp;[.C15]&amp;&quot;,&quot;&amp;[.D15]&amp;&quot;}, &quot;" table:style-name="ce3">
            <text:p>{602,-59},<text:s/></text:p>
          </table:table-cell>
          <table:table-cell office:value-type="float" office:value="0" table:formula="of:=[.G15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70.29999999999995" table:style-name="ce1">
            <text:p>570.3</text:p>
          </table:table-cell>
          <table:table-cell office:value-type="float" office:value="-93.38" table:style-name="ce1">
            <text:p>-93.38</text:p>
          </table:table-cell>
          <table:table-cell office:value-type="float" office:value="570" table:formula="of:=ROUNDDOWN([.A16];0)" table:style-name="ce3">
            <text:p>570</text:p>
          </table:table-cell>
          <table:table-cell office:value-type="float" office:value="-93" table:formula="of:=ROUNDDOWN([.B16];0)" table:style-name="ce3">
            <text:p>-93</text:p>
          </table:table-cell>
          <table:table-cell office:value-type="string" office:string-value="{570,-93}, " table:formula="of:=&quot;{&quot;&amp;[.C16]&amp;&quot;,&quot;&amp;[.D16]&amp;&quot;}, &quot;" table:style-name="ce3">
            <text:p>{570,-93},<text:s/></text:p>
          </table:table-cell>
          <table:table-cell office:value-type="float" office:value="0" table:formula="of:=[.G1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446.9" table:style-name="ce1">
            <text:p>446.9</text:p>
          </table:table-cell>
          <table:table-cell office:value-type="float" office:value="-98.19" table:style-name="ce1">
            <text:p>-98.19</text:p>
          </table:table-cell>
          <table:table-cell office:value-type="float" office:value="446" table:formula="of:=ROUNDDOWN([.A17];0)" table:style-name="ce3">
            <text:p>446</text:p>
          </table:table-cell>
          <table:table-cell office:value-type="float" office:value="-98" table:formula="of:=ROUNDDOWN([.B17];0)" table:style-name="ce3">
            <text:p>-98</text:p>
          </table:table-cell>
          <table:table-cell office:value-type="string" office:string-value="{446,-98}, " table:formula="of:=&quot;{&quot;&amp;[.C17]&amp;&quot;,&quot;&amp;[.D17]&amp;&quot;}, &quot;" table:style-name="ce3">
            <text:p>{446,-98},<text:s/></text:p>
          </table:table-cell>
          <table:table-cell office:value-type="float" office:value="0" table:formula="of:=[.G17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75.39" table:style-name="ce1">
            <text:p>375.39</text:p>
          </table:table-cell>
          <table:table-cell office:value-type="float" office:value="-100.5" table:style-name="ce1">
            <text:p>-100.5</text:p>
          </table:table-cell>
          <table:table-cell office:value-type="float" office:value="375" table:formula="of:=ROUNDDOWN([.A18];0)" table:style-name="ce3">
            <text:p>375</text:p>
          </table:table-cell>
          <table:table-cell office:value-type="float" office:value="-100" table:formula="of:=ROUNDDOWN([.B18];0)" table:style-name="ce3">
            <text:p>-100</text:p>
          </table:table-cell>
          <table:table-cell office:value-type="string" office:string-value="{375,-100}, " table:formula="of:=&quot;{&quot;&amp;[.C18]&amp;&quot;,&quot;&amp;[.D18]&amp;&quot;}, &quot;" table:style-name="ce3">
            <text:p>{375,-100},<text:s/></text:p>
          </table:table-cell>
          <table:table-cell office:value-type="float" office:value="0" table:formula="of:=[.G18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06.54" table:style-name="ce1">
            <text:p>206.54</text:p>
          </table:table-cell>
          <table:table-cell office:value-type="float" office:value="-99.64" table:style-name="ce1">
            <text:p>-99.64</text:p>
          </table:table-cell>
          <table:table-cell office:value-type="float" office:value="206" table:formula="of:=ROUNDDOWN([.A19];0)" table:style-name="ce3">
            <text:p>206</text:p>
          </table:table-cell>
          <table:table-cell office:value-type="float" office:value="-99" table:formula="of:=ROUNDDOWN([.B19];0)" table:style-name="ce3">
            <text:p>-99</text:p>
          </table:table-cell>
          <table:table-cell office:value-type="string" office:string-value="{206,-99}, " table:formula="of:=&quot;{&quot;&amp;[.C19]&amp;&quot;,&quot;&amp;[.D19]&amp;&quot;}, &quot;" table:style-name="ce3">
            <text:p>{206,-99},<text:s/></text:p>
          </table:table-cell>
          <table:table-cell office:value-type="float" office:value="0" table:formula="of:=[.G19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45.97999999999999" table:style-name="ce1">
            <text:p>145.98</text:p>
          </table:table-cell>
          <table:table-cell office:value-type="float" office:value="-52.47" table:style-name="ce1">
            <text:p>-52.47</text:p>
          </table:table-cell>
          <table:table-cell office:value-type="float" office:value="145" table:formula="of:=ROUNDDOWN([.A20];0)" table:style-name="ce3">
            <text:p>145</text:p>
          </table:table-cell>
          <table:table-cell office:value-type="float" office:value="-52" table:formula="of:=ROUNDDOWN([.B20];0)" table:style-name="ce3">
            <text:p>-52</text:p>
          </table:table-cell>
          <table:table-cell office:value-type="string" office:string-value="{145,-52}, " table:formula="of:=&quot;{&quot;&amp;[.C20]&amp;&quot;,&quot;&amp;[.D20]&amp;&quot;}, &quot;" table:style-name="ce3">
            <text:p>{145,-52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0.23" table:style-name="ce1">
            <text:p>80.23</text:p>
          </table:table-cell>
          <table:table-cell office:value-type="float" office:value="-86.8" table:style-name="ce1">
            <text:p>-86.8</text:p>
          </table:table-cell>
          <table:table-cell office:value-type="float" office:value="80" table:formula="of:=ROUNDDOWN([.A21];0)" table:style-name="ce3">
            <text:p>80</text:p>
          </table:table-cell>
          <table:table-cell office:value-type="float" office:value="-86" table:formula="of:=ROUNDDOWN([.B21];0)" table:style-name="ce3">
            <text:p>-86</text:p>
          </table:table-cell>
          <table:table-cell office:value-type="string" office:string-value="{80,-86}, " table:formula="of:=&quot;{&quot;&amp;[.C21]&amp;&quot;,&quot;&amp;[.D21]&amp;&quot;}, &quot;" table:style-name="ce3">
            <text:p>{80,-86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43.73" table:style-name="ce1">
            <text:p>43.73</text:p>
          </table:table-cell>
          <table:table-cell office:value-type="float" office:value="-88.68" table:style-name="ce1">
            <text:p>-88.68</text:p>
          </table:table-cell>
          <table:table-cell office:value-type="float" office:value="43" table:formula="of:=ROUNDDOWN([.A22];0)" table:style-name="ce3">
            <text:p>43</text:p>
          </table:table-cell>
          <table:table-cell office:value-type="float" office:value="-88" table:formula="of:=ROUNDDOWN([.B22];0)" table:style-name="ce3">
            <text:p>-88</text:p>
          </table:table-cell>
          <table:table-cell office:value-type="string" office:string-value="{43,-88}, " table:formula="of:=&quot;{&quot;&amp;[.C22]&amp;&quot;,&quot;&amp;[.D22]&amp;&quot;}, &quot;" table:style-name="ce3">
            <text:p>{43,-88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-43.52" table:style-name="ce1">
            <text:p>-43.52</text:p>
          </table:table-cell>
          <table:table-cell office:value-type="float" office:value="13" table:formula="of:=ROUNDDOWN([.A23];0)" table:style-name="ce3">
            <text:p>13</text:p>
          </table:table-cell>
          <table:table-cell office:value-type="float" office:value="-43" table:formula="of:=ROUNDDOWN([.B23];0)" table:style-name="ce3">
            <text:p>-43</text:p>
          </table:table-cell>
          <table:table-cell office:value-type="string" office:string-value="{13,-43}, " table:formula="of:=&quot;{&quot;&amp;[.C23]&amp;&quot;,&quot;&amp;[.D23]&amp;&quot;}, &quot;" table:style-name="ce3">
            <text:p>{13,-43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5.61" table:style-name="ce1">
            <text:p>5.61</text:p>
          </table:table-cell>
          <table:table-cell office:value-type="float" office:value="13.82" table:style-name="ce1">
            <text:p>13.82</text:p>
          </table:table-cell>
          <table:table-cell office:value-type="float" office:value="5" table:formula="of:=ROUNDDOWN([.A24];0)" table:style-name="ce3">
            <text:p>5</text:p>
          </table:table-cell>
          <table:table-cell office:value-type="float" office:value="13" table:formula="of:=ROUNDDOWN([.B24];0)" table:style-name="ce3">
            <text:p>13</text:p>
          </table:table-cell>
          <table:table-cell office:value-type="string" office:string-value="{5,13}, " table:formula="of:=&quot;{&quot;&amp;[.C24]&amp;&quot;,&quot;&amp;[.D24]&amp;&quot;}, &quot;" table:style-name="ce3">
            <text:p>{5,13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5];0)" table:style-name="ce3">
            <text:p>0</text:p>
          </table:table-cell>
          <table:table-cell office:value-type="float" office:value="250" table:formula="of:=ROUNDDOWN([.B25];0)" table:style-name="ce3">
            <text:p>250</text:p>
          </table:table-cell>
          <table:table-cell office:value-type="string" office:string-value="{0,250}, " table:formula="of:=&quot;{&quot;&amp;[.C25]&amp;&quot;,&quot;&amp;[.D25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6];0)" table:style-name="ce3">
            <text:p>0</text:p>
          </table:table-cell>
          <table:table-cell office:value-type="float" office:value="250" table:formula="of:=ROUNDDOWN([.B26];0)" table:style-name="ce3">
            <text:p>250</text:p>
          </table:table-cell>
          <table:table-cell office:value-type="string" office:string-value="{0,250}, " table:formula="of:=&quot;{&quot;&amp;[.C26]&amp;&quot;,&quot;&amp;[.D26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7];0)" table:style-name="ce3">
            <text:p>0</text:p>
          </table:table-cell>
          <table:table-cell office:value-type="float" office:value="250" table:formula="of:=ROUNDDOWN([.B27];0)" table:style-name="ce3">
            <text:p>250</text:p>
          </table:table-cell>
          <table:table-cell office:value-type="string" office:string-value="{0,250}, " table:formula="of:=&quot;{&quot;&amp;[.C27]&amp;&quot;,&quot;&amp;[.D27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8];0)" table:style-name="ce3">
            <text:p>0</text:p>
          </table:table-cell>
          <table:table-cell office:value-type="float" office:value="250" table:formula="of:=ROUNDDOWN([.B28];0)" table:style-name="ce3">
            <text:p>250</text:p>
          </table:table-cell>
          <table:table-cell office:value-type="string" office:string-value="{0,250}, " table:formula="of:=&quot;{&quot;&amp;[.C28]&amp;&quot;,&quot;&amp;[.D28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9];0)" table:style-name="ce3">
            <text:p>0</text:p>
          </table:table-cell>
          <table:table-cell office:value-type="float" office:value="250" table:formula="of:=ROUNDDOWN([.B29];0)" table:style-name="ce3">
            <text:p>250</text:p>
          </table:table-cell>
          <table:table-cell office:value-type="string" office:string-value="{0,250}, " table:formula="of:=&quot;{&quot;&amp;[.C29]&amp;&quot;,&quot;&amp;[.D29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ROUNDDOWN([.A30];0)" table:style-name="ce3">
            <text:p>0</text:p>
          </table:table-cell>
          <table:table-cell office:value-type="float" office:value="0" table:formula="of:=ROUNDDOWN([.B30];0)" table:style-name="ce3">
            <text:p>0</text:p>
          </table:table-cell>
          <table:table-cell office:value-type="string" office:string-value="{0,0}" table:formula="of:=&quot;{&quot;&amp;[.C30]&amp;&quot;,&quot;&amp;[.D30]&amp;&quot;}&quot;" table:style-name="ce3">
            <text:p>{0,0}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office:string-value="int excel_waypoints[30][2] = {{10,250}, {4,396}, {-3,585}, {38,625}, {260,625}, {270,580}, {260,450}, {247,349}, {242,185}, {275,180}, {370,180}, {423,180}, {539,180}, {594,139}, {602,-59}, {570,-93}, {446,-98}, {375,-100}, {206,-99}, {145,-52}, {80,-86}, {43,-88}, {13,-43}, {5,13}, {0,250}, {0,250}, {0,250}, {0,250}, {0,250}, {0,0}};" table:formula="of:=&quot;int excel_waypoints[30][2] = {&quot;&amp;[.E1]&amp;[.E2]&amp;[.E3]&amp;[.E4]&amp;[.E5]&amp;[.E6]&amp;[.E7]&amp;[.E8]&amp;[.E9]&amp;[.E10]&amp;[.E11]&amp;[.E12]&amp;[.E13]&amp;[.E14]&amp;[.E15]&amp;[.E16]&amp;[.E17]&amp;[.E18]&amp;[.E19]&amp;[.E20]&amp;[.E21]&amp;[.E22]&amp;[.E23]&amp;[.E24]&amp;[.E25]&amp;[.E26]&amp;[.E27]&amp;[.E28]&amp;[.E29]&amp;[.E30]&amp;&quot;};&quot;" table:style-name="ce3">
            <text:p>int excel_waypoints[30][2] = {{10,250}, {4,396}, {-3,585}, {38,625}, {260,625}, {270,580}, {260,450}, {247,349}, {242,185}, {275,180}, {370,180}, {423,180}, {539,180}, {594,139}, {602,-59}, {570,-93}, {446,-98}, {375,-100}, {206,-99}, {145,-52}, {80,-86}, {43,-88}, {13,-43}, {5,13}, {0,250}, {0,250}, {0,250}, {0,250}, {0,250}, {0,0}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adrunner</text:p>
          </table:table-cell>
          <table:table-cell table:number-columns-repeated="2" table:style-name="ce1"/>
          <table:table-cell office:value-type="string" table:style-name="ce1">
            <text:p>Wile E. Coyot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ORKS: (1675)</text:p>
          </table:table-cell>
          <table:table-cell table:number-columns-repeated="2" table:style-name="ce1"/>
          <table:table-cell office:value-type="string" table:style-name="ce1">
            <text:p>WORKS: (1600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[.I37]*12/6" table:style-name="ce1">
            <text:p>0</text:p>
          </table:table-cell>
          <table:table-cell office:value-type="float" office:value="144" table:formula="of:=[.J37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7" table:style-name="ce1">
            <text:p>37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42" table:formula="of:=[.I38]*12/6" table:style-name="ce1">
            <text:p>142</text:p>
          </table:table-cell>
          <table:table-cell office:value-type="float" office:value="144" table:formula="of:=[.J38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4" table:style-name="ce1">
            <text:p>1464</text:p>
          </table:table-cell>
          <table:table-cell office:value-type="float" office:value="664" table:style-name="ce1">
            <text:p>6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90" table:style-name="ce1">
            <text:p>14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8" table:formula="of:=[.J38]-44" table:style-name="ce1">
            <text:p>28</text:p>
          </table:table-cell>
          <table:table-cell office:value-type="float" office:value="142" table:formula="of:=[.I39]*12/6" table:style-name="ce1">
            <text:p>142</text:p>
          </table:table-cell>
          <table:table-cell office:value-type="float" office:value="56" table:formula="of:=[.J39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43" table:style-name="ce1">
            <text:p>1643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644" table:style-name="ce1">
            <text:p>164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10" table:formula="of:=[.I39]+39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20" table:formula="of:=[.I40]*12/6" table:style-name="ce1">
            <text:p>220</text:p>
          </table:table-cell>
          <table:table-cell office:value-type="float" office:value="56" table:formula="of:=[.J40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11" table:style-name="ce1">
            <text:p>1711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59" table:style-name="ce1">
            <text:p>1659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-72" table:style-name="ce1">
            <text:p>-72</text:p>
          </table:table-cell>
          <table:table-cell office:value-type="float" office:value="220" table:formula="of:=[.I41]*12/6" table:style-name="ce1">
            <text:p>220</text:p>
          </table:table-cell>
          <table:table-cell office:value-type="float" office:value="-144" table:formula="of:=[.J41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96" table:style-name="ce1">
            <text:p>1696</text:p>
          </table:table-cell>
          <table:table-cell office:value-type="float" office:value="-473" table:style-name="ce1">
            <text:p>-4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" table:style-name="ce1">
            <text:p>1740</text:p>
          </table:table-cell>
          <table:table-cell office:value-type="float" office:value="-249" table:style-name="ce1">
            <text:p>-2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-72" table:style-name="ce1">
            <text:p>-72</text:p>
          </table:table-cell>
          <table:table-cell office:value-type="float" office:value="142" table:formula="of:=[.I42]*12/6" table:style-name="ce1">
            <text:p>142</text:p>
          </table:table-cell>
          <table:table-cell office:value-type="float" office:value="-144" table:formula="of:=[.J42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31" table:style-name="ce1">
            <text:p>1531</text:p>
          </table:table-cell>
          <table:table-cell office:value-type="float" office:value="-725" table:style-name="ce1">
            <text:p>-7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45" table:style-name="ce1">
            <text:p>1645</text:p>
          </table:table-cell>
          <table:table-cell office:value-type="float" office:value="-608" table:style-name="ce1">
            <text:p>-6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[.I43]*12/6" table:style-name="ce1">
            <text:p>100</text:p>
          </table:table-cell>
          <table:table-cell office:value-type="float" office:value="0" table:formula="of:=[.J43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office:value-type="float" office:value="-701" table:style-name="ce1">
            <text:p>-70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0" table:style-name="ce1">
            <text:p>380</text:p>
          </table:table-cell>
          <table:table-cell office:value-type="float" office:value="-801" table:style-name="ce1">
            <text:p>-8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[.I44]*12/6" table:style-name="ce1">
            <text:p>142</text:p>
          </table:table-cell>
          <table:table-cell office:value-type="float" office:value="0" table:formula="of:=[.J44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-435" table:style-name="ce1">
            <text:p>-4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-601" table:style-name="ce1">
            <text:p>-6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formula="of:=[.I45]*12/6" table:style-name="ce1">
            <text:p>0</text:p>
          </table:table-cell>
          <table:table-cell office:value-type="float" office:value="-144" table:formula="of:=[.J45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-145" table:style-name="ce1">
            <text:p>-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[.I46]*12/6" table:style-name="ce1">
            <text:p>0</text:p>
          </table:table-cell>
          <table:table-cell office:value-type="float" office:value="200" table:formula="of:=[.J46]*12/6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  <table:table table:name="RR_Waypoints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float" office:value="44.18" table:style-name="ce1">
            <text:p>44.18</text:p>
          </table:table-cell>
          <table:table-cell office:value-type="float" office:value="799.64" table:style-name="ce1">
            <text:p>799.64</text:p>
          </table:table-cell>
          <table:table-cell office:value-type="float" office:value="44" table:formula="of:=ROUNDDOWN([.A1];0)" table:style-name="ce3">
            <text:p>44</text:p>
          </table:table-cell>
          <table:table-cell office:value-type="float" office:value="799" table:formula="of:=ROUNDDOWN([.B1];0)" table:style-name="ce3">
            <text:p>799</text:p>
          </table:table-cell>
          <table:table-cell office:value-type="string" office:string-value="{44,799}, " table:formula="of:=&quot;{&quot;&amp;[.C1]&amp;&quot;,&quot;&amp;[.D1]&amp;&quot;}, &quot;" table:style-name="ce3">
            <text:p>{44,799},<text:s/></text:p>
          </table:table-cell>
          <table:table-cell office:value-type="float" office:value="144" table:formula="of:=[.G1]*12/6" table:style-name="ce1">
            <text:p>144</text:p>
          </table:table-cell>
          <table:table-cell office:value-type="float" office:value="72" table:formula="of:=144/2" table:style-name="ce1">
            <text:p>72</text:p>
          </table:table-cell>
          <table:table-cell table:style-name="ce1">
            <draw:frame draw:z-index="1" draw:id="id2" draw:style-name="a2" draw:name="Chart 1" svg:x="0.02206in" svg:y="0.04809in" svg:width="5.58333in" svg:height="3.7552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47.44" table:style-name="ce1">
            <text:p>47.44</text:p>
          </table:table-cell>
          <table:table-cell office:value-type="float" office:value="1229.77" table:style-name="ce1">
            <text:p>1229.77</text:p>
          </table:table-cell>
          <table:table-cell office:value-type="float" office:value="47" table:formula="of:=ROUNDDOWN([.A2];0)" table:style-name="ce3">
            <text:p>47</text:p>
          </table:table-cell>
          <table:table-cell office:value-type="float" office:value="1229" table:formula="of:=ROUNDDOWN([.B2];0)" table:style-name="ce3">
            <text:p>1229</text:p>
          </table:table-cell>
          <table:table-cell office:value-type="string" office:string-value="{47,1229}, " table:formula="of:=&quot;{&quot;&amp;[.C2]&amp;&quot;,&quot;&amp;[.D2]&amp;&quot;}, &quot;" table:style-name="ce3">
            <text:p>{47,1229},<text:s/></text:p>
          </table:table-cell>
          <table:table-cell office:value-type="float" office:value="142" table:formula="of:=[.G2]*12/6" table:style-name="ce1">
            <text:p>142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167.25" table:style-name="ce1">
            <text:p>167.25</text:p>
          </table:table-cell>
          <table:table-cell office:value-type="float" office:value="1298.98" table:style-name="ce1">
            <text:p>1298.98</text:p>
          </table:table-cell>
          <table:table-cell office:value-type="float" office:value="167" table:formula="of:=ROUNDDOWN([.A3];0)" table:style-name="ce3">
            <text:p>167</text:p>
          </table:table-cell>
          <table:table-cell office:value-type="float" office:value="1298" table:formula="of:=ROUNDDOWN([.B3];0)" table:style-name="ce3">
            <text:p>1298</text:p>
          </table:table-cell>
          <table:table-cell office:value-type="string" office:string-value="{167,1298}, " table:formula="of:=&quot;{&quot;&amp;[.C3]&amp;&quot;,&quot;&amp;[.D3]&amp;&quot;}, &quot;" table:style-name="ce3">
            <text:p>{167,1298},<text:s/></text:p>
          </table:table-cell>
          <table:table-cell office:value-type="float" office:value="88" table:formula="of:=[.G3]*12/6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481.18" table:style-name="ce1">
            <text:p>481.18</text:p>
          </table:table-cell>
          <table:table-cell office:value-type="float" office:value="1298.8399999999999" table:style-name="ce1">
            <text:p>1298.84</text:p>
          </table:table-cell>
          <table:table-cell office:value-type="float" office:value="481" table:formula="of:=ROUNDDOWN([.A4];0)" table:style-name="ce3">
            <text:p>481</text:p>
          </table:table-cell>
          <table:table-cell office:value-type="float" office:value="1298" table:formula="of:=ROUNDDOWN([.B4];0)" table:style-name="ce3">
            <text:p>1298</text:p>
          </table:table-cell>
          <table:table-cell office:value-type="string" office:string-value="{481,1298}, " table:formula="of:=&quot;{&quot;&amp;[.C4]&amp;&quot;,&quot;&amp;[.D4]&amp;&quot;}, &quot;" table:style-name="ce3">
            <text:p>{481,1298},<text:s/></text:p>
          </table:table-cell>
          <table:table-cell office:value-type="float" office:value="78" table:formula="of:=[.G4]*12/6" table:style-name="ce1">
            <text:p>78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570.28" table:style-name="ce1">
            <text:p>570.28</text:p>
          </table:table-cell>
          <table:table-cell office:value-type="float" office:value="1176.3399999999999" table:style-name="ce1">
            <text:p>1176.34</text:p>
          </table:table-cell>
          <table:table-cell office:value-type="float" office:value="570" table:formula="of:=ROUNDDOWN([.A5];0)" table:style-name="ce3">
            <text:p>570</text:p>
          </table:table-cell>
          <table:table-cell office:value-type="float" office:value="1176" table:formula="of:=ROUNDDOWN([.B5];0)" table:style-name="ce3">
            <text:p>1176</text:p>
          </table:table-cell>
          <table:table-cell office:value-type="string" office:string-value="{570,1176}, " table:formula="of:=&quot;{&quot;&amp;[.C5]&amp;&quot;,&quot;&amp;[.D5]&amp;&quot;}, &quot;" table:style-name="ce3">
            <text:p>{570,1176},<text:s/></text:p>
          </table:table-cell>
          <table:table-cell office:value-type="float" office:value="156" table:formula="of:=[.G5]*12/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553.9" table:style-name="ce1">
            <text:p>553.9</text:p>
          </table:table-cell>
          <table:table-cell office:value-type="float" office:value="917.33" table:style-name="ce1">
            <text:p>917.33</text:p>
          </table:table-cell>
          <table:table-cell office:value-type="float" office:value="553" table:formula="of:=ROUNDDOWN([.A6];0)" table:style-name="ce3">
            <text:p>553</text:p>
          </table:table-cell>
          <table:table-cell office:value-type="float" office:value="917" table:formula="of:=ROUNDDOWN([.B6];0)" table:style-name="ce3">
            <text:p>917</text:p>
          </table:table-cell>
          <table:table-cell office:value-type="string" office:string-value="{553,917}, " table:formula="of:=&quot;{&quot;&amp;[.C6]&amp;&quot;,&quot;&amp;[.D6]&amp;&quot;}, &quot;" table:style-name="ce3">
            <text:p>{553,917},<text:s/></text:p>
          </table:table-cell>
          <table:table-cell office:value-type="float" office:value="0" table:formula="of:=[.G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80.99" table:style-name="ce1">
            <text:p>580.99</text:p>
          </table:table-cell>
          <table:table-cell office:value-type="float" office:value="725.12" table:style-name="ce1">
            <text:p>725.12</text:p>
          </table:table-cell>
          <table:table-cell office:value-type="float" office:value="580" table:formula="of:=ROUNDDOWN([.A7];0)" table:style-name="ce3">
            <text:p>580</text:p>
          </table:table-cell>
          <table:table-cell office:value-type="float" office:value="725" table:formula="of:=ROUNDDOWN([.B7];0)" table:style-name="ce3">
            <text:p>725</text:p>
          </table:table-cell>
          <table:table-cell office:value-type="string" office:string-value="{580,725}, " table:formula="of:=&quot;{&quot;&amp;[.C7]&amp;&quot;,&quot;&amp;[.D7]&amp;&quot;}, &quot;" table:style-name="ce3">
            <text:p>{580,725},<text:s/></text:p>
          </table:table-cell>
          <table:table-cell office:value-type="float" office:value="0" table:formula="of:=[.G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548.07000000000005" table:style-name="ce1">
            <text:p>548.07</text:p>
          </table:table-cell>
          <table:table-cell office:value-type="float" office:value="410" table:style-name="ce1">
            <text:p>410</text:p>
          </table:table-cell>
          <table:table-cell office:value-type="float" office:value="548" table:formula="of:=ROUNDDOWN([.A8];0)" table:style-name="ce3">
            <text:p>548</text:p>
          </table:table-cell>
          <table:table-cell office:value-type="float" office:value="410" table:formula="of:=ROUNDDOWN([.B8];0)" table:style-name="ce3">
            <text:p>410</text:p>
          </table:table-cell>
          <table:table-cell office:value-type="string" office:string-value="{548,410}, " table:formula="of:=&quot;{&quot;&amp;[.C8]&amp;&quot;,&quot;&amp;[.D8]&amp;&quot;}, &quot;" table:style-name="ce3">
            <text:p>{548,410},<text:s/></text:p>
          </table:table-cell>
          <table:table-cell office:value-type="float" office:value="0" table:formula="of:=[.G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57.79" table:style-name="ce1">
            <text:p>657.79</text:p>
          </table:table-cell>
          <table:table-cell office:value-type="float" office:value="376.73" table:style-name="ce1">
            <text:p>376.73</text:p>
          </table:table-cell>
          <table:table-cell office:value-type="float" office:value="657" table:formula="of:=ROUNDDOWN([.A9];0)" table:style-name="ce3">
            <text:p>657</text:p>
          </table:table-cell>
          <table:table-cell office:value-type="float" office:value="376" table:formula="of:=ROUNDDOWN([.B9];0)" table:style-name="ce3">
            <text:p>376</text:p>
          </table:table-cell>
          <table:table-cell office:value-type="string" office:string-value="{657,376}, " table:formula="of:=&quot;{&quot;&amp;[.C9]&amp;&quot;,&quot;&amp;[.D9]&amp;&quot;}, &quot;" table:style-name="ce3">
            <text:p>{657,376},<text:s/></text:p>
          </table:table-cell>
          <table:table-cell office:value-type="float" office:value="0" table:formula="of:=[.G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22.51" table:style-name="ce1">
            <text:p>822.51</text:p>
          </table:table-cell>
          <table:table-cell office:value-type="float" office:value="345" table:style-name="ce1">
            <text:p>345</text:p>
          </table:table-cell>
          <table:table-cell office:value-type="float" office:value="822" table:formula="of:=ROUNDDOWN([.A10];0)" table:style-name="ce3">
            <text:p>822</text:p>
          </table:table-cell>
          <table:table-cell office:value-type="float" office:value="345" table:formula="of:=ROUNDDOWN([.B10];0)" table:style-name="ce3">
            <text:p>345</text:p>
          </table:table-cell>
          <table:table-cell office:value-type="string" office:string-value="{822,345}, " table:formula="of:=&quot;{&quot;&amp;[.C10]&amp;&quot;,&quot;&amp;[.D10]&amp;&quot;}, &quot;" table:style-name="ce3">
            <text:p>{822,345},<text:s/></text:p>
          </table:table-cell>
          <table:table-cell office:value-type="float" office:value="0" table:formula="of:=[.G10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83.72" table:style-name="ce1">
            <text:p>983.72</text:p>
          </table:table-cell>
          <table:table-cell office:value-type="float" office:value="345" table:style-name="ce1">
            <text:p>345</text:p>
          </table:table-cell>
          <table:table-cell office:value-type="float" office:value="983" table:formula="of:=ROUNDDOWN([.A11];0)" table:style-name="ce3">
            <text:p>983</text:p>
          </table:table-cell>
          <table:table-cell office:value-type="float" office:value="345" table:formula="of:=ROUNDDOWN([.B11];0)" table:style-name="ce3">
            <text:p>345</text:p>
          </table:table-cell>
          <table:table-cell office:value-type="string" office:string-value="{983,345}, " table:formula="of:=&quot;{&quot;&amp;[.C11]&amp;&quot;,&quot;&amp;[.D11]&amp;&quot;}, &quot;" table:style-name="ce3">
            <text:p>{983,345},<text:s/></text:p>
          </table:table-cell>
          <table:table-cell office:value-type="float" office:value="0" table:formula="of:=[.G11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198.76" table:style-name="ce1">
            <text:p>1198.76</text:p>
          </table:table-cell>
          <table:table-cell office:value-type="float" office:value="369.93" table:style-name="ce1">
            <text:p>369.93</text:p>
          </table:table-cell>
          <table:table-cell office:value-type="float" office:value="1198" table:formula="of:=ROUNDDOWN([.A12];0)" table:style-name="ce3">
            <text:p>1198</text:p>
          </table:table-cell>
          <table:table-cell office:value-type="float" office:value="369" table:formula="of:=ROUNDDOWN([.B12];0)" table:style-name="ce3">
            <text:p>369</text:p>
          </table:table-cell>
          <table:table-cell office:value-type="string" office:string-value="{1198,369}, " table:formula="of:=&quot;{&quot;&amp;[.C12]&amp;&quot;,&quot;&amp;[.D12]&amp;&quot;}, &quot;" table:style-name="ce3">
            <text:p>{1198,369},<text:s/></text:p>
          </table:table-cell>
          <table:table-cell office:value-type="float" office:value="0" table:formula="of:=[.G12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96.26" table:style-name="ce1">
            <text:p>1296.26</text:p>
          </table:table-cell>
          <table:table-cell office:value-type="float" office:value="256.75" table:style-name="ce1">
            <text:p>256.75</text:p>
          </table:table-cell>
          <table:table-cell office:value-type="float" office:value="1296" table:formula="of:=ROUNDDOWN([.A13];0)" table:style-name="ce3">
            <text:p>1296</text:p>
          </table:table-cell>
          <table:table-cell office:value-type="float" office:value="256" table:formula="of:=ROUNDDOWN([.B13];0)" table:style-name="ce3">
            <text:p>256</text:p>
          </table:table-cell>
          <table:table-cell office:value-type="string" office:string-value="{1296,256}, " table:formula="of:=&quot;{&quot;&amp;[.C13]&amp;&quot;,&quot;&amp;[.D13]&amp;&quot;}, &quot;" table:style-name="ce3">
            <text:p>{1296,256},<text:s/></text:p>
          </table:table-cell>
          <table:table-cell office:value-type="float" office:value="0" table:formula="of:=[.G13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310.9" table:style-name="ce1">
            <text:p>1310.9</text:p>
          </table:table-cell>
          <table:table-cell office:value-type="float" office:value="-105.19" table:style-name="ce1">
            <text:p>-105.19</text:p>
          </table:table-cell>
          <table:table-cell office:value-type="float" office:value="1310" table:formula="of:=ROUNDDOWN([.A14];0)" table:style-name="ce3">
            <text:p>1310</text:p>
          </table:table-cell>
          <table:table-cell office:value-type="float" office:value="-105" table:formula="of:=ROUNDDOWN([.B14];0)" table:style-name="ce3">
            <text:p>-105</text:p>
          </table:table-cell>
          <table:table-cell office:value-type="string" office:string-value="{1310,-105}, " table:formula="of:=&quot;{&quot;&amp;[.C14]&amp;&quot;,&quot;&amp;[.D14]&amp;&quot;}, &quot;" table:style-name="ce3">
            <text:p>{1310,-105},<text:s/></text:p>
          </table:table-cell>
          <table:table-cell office:value-type="float" office:value="0" table:formula="of:=[.G14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242.7" table:style-name="ce1">
            <text:p>1242.7</text:p>
          </table:table-cell>
          <table:table-cell office:value-type="float" office:value="-221.62" table:style-name="ce1">
            <text:p>-221.62</text:p>
          </table:table-cell>
          <table:table-cell office:value-type="float" office:value="1242" table:formula="of:=ROUNDDOWN([.A15];0)" table:style-name="ce3">
            <text:p>1242</text:p>
          </table:table-cell>
          <table:table-cell office:value-type="float" office:value="-221" table:formula="of:=ROUNDDOWN([.B15];0)" table:style-name="ce3">
            <text:p>-221</text:p>
          </table:table-cell>
          <table:table-cell office:value-type="string" office:string-value="{1242,-221}, " table:formula="of:=&quot;{&quot;&amp;[.C15]&amp;&quot;,&quot;&amp;[.D15]&amp;&quot;}, &quot;" table:style-name="ce3">
            <text:p>{1242,-221},<text:s/></text:p>
          </table:table-cell>
          <table:table-cell office:value-type="float" office:value="0" table:formula="of:=[.G15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65.92" table:style-name="ce1">
            <text:p>1065.92</text:p>
          </table:table-cell>
          <table:table-cell office:value-type="float" office:value="-247.14" table:style-name="ce1">
            <text:p>-247.14</text:p>
          </table:table-cell>
          <table:table-cell office:value-type="float" office:value="1065" table:formula="of:=ROUNDDOWN([.A16];0)" table:style-name="ce3">
            <text:p>1065</text:p>
          </table:table-cell>
          <table:table-cell office:value-type="float" office:value="-247" table:formula="of:=ROUNDDOWN([.B16];0)" table:style-name="ce3">
            <text:p>-247</text:p>
          </table:table-cell>
          <table:table-cell office:value-type="string" office:string-value="{1065,-247}, " table:formula="of:=&quot;{&quot;&amp;[.C16]&amp;&quot;,&quot;&amp;[.D16]&amp;&quot;}, &quot;" table:style-name="ce3">
            <text:p>{1065,-247},<text:s/></text:p>
          </table:table-cell>
          <table:table-cell office:value-type="float" office:value="0" table:formula="of:=[.G1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995.94" table:style-name="ce1">
            <text:p>995.94</text:p>
          </table:table-cell>
          <table:table-cell office:value-type="float" office:value="-240.14" table:style-name="ce1">
            <text:p>-240.14</text:p>
          </table:table-cell>
          <table:table-cell office:value-type="float" office:value="995" table:formula="of:=ROUNDDOWN([.A17];0)" table:style-name="ce3">
            <text:p>995</text:p>
          </table:table-cell>
          <table:table-cell office:value-type="float" office:value="-240" table:formula="of:=ROUNDDOWN([.B17];0)" table:style-name="ce3">
            <text:p>-240</text:p>
          </table:table-cell>
          <table:table-cell office:value-type="string" office:string-value="{995,-240}, " table:formula="of:=&quot;{&quot;&amp;[.C17]&amp;&quot;,&quot;&amp;[.D17]&amp;&quot;}, &quot;" table:style-name="ce3">
            <text:p>{995,-240},<text:s/></text:p>
          </table:table-cell>
          <table:table-cell office:value-type="float" office:value="0" table:formula="of:=[.G17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817.71" table:style-name="ce1">
            <text:p>817.71</text:p>
          </table:table-cell>
          <table:table-cell office:value-type="float" office:value="-228.49" table:style-name="ce1">
            <text:p>-228.49</text:p>
          </table:table-cell>
          <table:table-cell office:value-type="float" office:value="817" table:formula="of:=ROUNDDOWN([.A18];0)" table:style-name="ce3">
            <text:p>817</text:p>
          </table:table-cell>
          <table:table-cell office:value-type="float" office:value="-228" table:formula="of:=ROUNDDOWN([.B18];0)" table:style-name="ce3">
            <text:p>-228</text:p>
          </table:table-cell>
          <table:table-cell office:value-type="string" office:string-value="{817,-228}, " table:formula="of:=&quot;{&quot;&amp;[.C18]&amp;&quot;,&quot;&amp;[.D18]&amp;&quot;}, &quot;" table:style-name="ce3">
            <text:p>{817,-228},<text:s/></text:p>
          </table:table-cell>
          <table:table-cell office:value-type="float" office:value="0" table:formula="of:=[.G18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479.35" table:style-name="ce1">
            <text:p>479.35</text:p>
          </table:table-cell>
          <table:table-cell office:value-type="float" office:value="-232.49" table:style-name="ce1">
            <text:p>-232.49</text:p>
          </table:table-cell>
          <table:table-cell office:value-type="float" office:value="479" table:formula="of:=ROUNDDOWN([.A19];0)" table:style-name="ce3">
            <text:p>479</text:p>
          </table:table-cell>
          <table:table-cell office:value-type="float" office:value="-232" table:formula="of:=ROUNDDOWN([.B19];0)" table:style-name="ce3">
            <text:p>-232</text:p>
          </table:table-cell>
          <table:table-cell office:value-type="string" office:string-value="{479,-232}, " table:formula="of:=&quot;{&quot;&amp;[.C19]&amp;&quot;,&quot;&amp;[.D19]&amp;&quot;}, &quot;" table:style-name="ce3">
            <text:p>{479,-232},<text:s/></text:p>
          </table:table-cell>
          <table:table-cell office:value-type="float" office:value="0" table:formula="of:=[.G19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-100" table:style-name="ce1">
            <text:p>-100</text:p>
          </table:table-cell>
          <table:table-cell office:value-type="float" office:value="300" table:formula="of:=ROUNDDOWN([.A20];0)" table:style-name="ce3">
            <text:p>300</text:p>
          </table:table-cell>
          <table:table-cell office:value-type="float" office:value="-100" table:formula="of:=ROUNDDOWN([.B20];0)" table:style-name="ce3">
            <text:p>-100</text:p>
          </table:table-cell>
          <table:table-cell office:value-type="string" office:string-value="{300,-100}, " table:formula="of:=&quot;{&quot;&amp;[.C20]&amp;&quot;,&quot;&amp;[.D20]&amp;&quot;}, &quot;" table:style-name="ce3">
            <text:p>{300,-1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168.44" table:style-name="ce1">
            <text:p>168.44</text:p>
          </table:table-cell>
          <table:table-cell office:value-type="float" office:value="-232" table:style-name="ce1">
            <text:p>-232</text:p>
          </table:table-cell>
          <table:table-cell office:value-type="float" office:value="168" table:formula="of:=ROUNDDOWN([.A21];0)" table:style-name="ce3">
            <text:p>168</text:p>
          </table:table-cell>
          <table:table-cell office:value-type="float" office:value="-232" table:formula="of:=ROUNDDOWN([.B21];0)" table:style-name="ce3">
            <text:p>-232</text:p>
          </table:table-cell>
          <table:table-cell office:value-type="string" office:string-value="{168,-232}, " table:formula="of:=&quot;{&quot;&amp;[.C21]&amp;&quot;,&quot;&amp;[.D21]&amp;&quot;}, &quot;" table:style-name="ce3">
            <text:p>{168,-232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54.48" table:style-name="ce1">
            <text:p>54.48</text:p>
          </table:table-cell>
          <table:table-cell office:value-type="float" office:value="-185.27" table:style-name="ce1">
            <text:p>-185.27</text:p>
          </table:table-cell>
          <table:table-cell office:value-type="float" office:value="54" table:formula="of:=ROUNDDOWN([.A22];0)" table:style-name="ce3">
            <text:p>54</text:p>
          </table:table-cell>
          <table:table-cell office:value-type="float" office:value="-185" table:formula="of:=ROUNDDOWN([.B22];0)" table:style-name="ce3">
            <text:p>-185</text:p>
          </table:table-cell>
          <table:table-cell office:value-type="string" office:string-value="{54,-185}, " table:formula="of:=&quot;{&quot;&amp;[.C22]&amp;&quot;,&quot;&amp;[.D22]&amp;&quot;}, &quot;" table:style-name="ce3">
            <text:p>{54,-185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-7.4" table:style-name="ce1">
            <text:p>-7.4</text:p>
          </table:table-cell>
          <table:table-cell office:value-type="float" office:value="8" table:formula="of:=ROUNDDOWN([.A23];0)" table:style-name="ce3">
            <text:p>8</text:p>
          </table:table-cell>
          <table:table-cell office:value-type="float" office:value="-7" table:formula="of:=ROUNDDOWN([.B23];0)" table:style-name="ce3">
            <text:p>-7</text:p>
          </table:table-cell>
          <table:table-cell office:value-type="string" office:string-value="{8,-7}, " table:formula="of:=&quot;{&quot;&amp;[.C23]&amp;&quot;,&quot;&amp;[.D23]&amp;&quot;}, &quot;" table:style-name="ce3">
            <text:p>{8,-7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13" table:style-name="ce1">
            <text:p>-13</text:p>
          </table:table-cell>
          <table:table-cell office:value-type="float" office:value="65" table:formula="of:=ROUNDDOWN([.A24];0)" table:style-name="ce3">
            <text:p>65</text:p>
          </table:table-cell>
          <table:table-cell office:value-type="float" office:value="-13" table:formula="of:=ROUNDDOWN([.B24];0)" table:style-name="ce3">
            <text:p>-13</text:p>
          </table:table-cell>
          <table:table-cell office:value-type="string" office:string-value="{65,-13}, " table:formula="of:=&quot;{&quot;&amp;[.C24]&amp;&quot;,&quot;&amp;[.D24]&amp;&quot;}, &quot;" table:style-name="ce3">
            <text:p>{65,-13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25];0)" table:style-name="ce3">
            <text:p>0</text:p>
          </table:table-cell>
          <table:table-cell office:value-type="float" office:value="1000" table:formula="of:=ROUNDDOWN([.B25];0)" table:style-name="ce3">
            <text:p>1000</text:p>
          </table:table-cell>
          <table:table-cell office:value-type="string" office:string-value="{0,1000}, " table:formula="of:=&quot;{&quot;&amp;[.C25]&amp;&quot;,&quot;&amp;[.D25]&amp;&quot;}, &quot;" table:style-name="ce3">
            <text:p>{0,10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26];0)" table:style-name="ce3">
            <text:p>0</text:p>
          </table:table-cell>
          <table:table-cell office:value-type="float" office:value="1000" table:formula="of:=ROUNDDOWN([.B26];0)" table:style-name="ce3">
            <text:p>1000</text:p>
          </table:table-cell>
          <table:table-cell office:value-type="string" office:string-value="{0,1000}, " table:formula="of:=&quot;{&quot;&amp;[.C26]&amp;&quot;,&quot;&amp;[.D26]&amp;&quot;}, &quot;" table:style-name="ce3">
            <text:p>{0,10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27];0)" table:style-name="ce3">
            <text:p>0</text:p>
          </table:table-cell>
          <table:table-cell office:value-type="float" office:value="1000" table:formula="of:=ROUNDDOWN([.B27];0)" table:style-name="ce3">
            <text:p>1000</text:p>
          </table:table-cell>
          <table:table-cell office:value-type="string" office:string-value="{0,1000}, " table:formula="of:=&quot;{&quot;&amp;[.C27]&amp;&quot;,&quot;&amp;[.D27]&amp;&quot;}, &quot;" table:style-name="ce3">
            <text:p>{0,10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28];0)" table:style-name="ce3">
            <text:p>0</text:p>
          </table:table-cell>
          <table:table-cell office:value-type="float" office:value="1000" table:formula="of:=ROUNDDOWN([.B28];0)" table:style-name="ce3">
            <text:p>1000</text:p>
          </table:table-cell>
          <table:table-cell office:value-type="string" office:string-value="{0,1000}, " table:formula="of:=&quot;{&quot;&amp;[.C28]&amp;&quot;,&quot;&amp;[.D28]&amp;&quot;}, &quot;" table:style-name="ce3">
            <text:p>{0,10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29];0)" table:style-name="ce3">
            <text:p>0</text:p>
          </table:table-cell>
          <table:table-cell office:value-type="float" office:value="1000" table:formula="of:=ROUNDDOWN([.B29];0)" table:style-name="ce3">
            <text:p>1000</text:p>
          </table:table-cell>
          <table:table-cell office:value-type="string" office:string-value="{0,1000}, " table:formula="of:=&quot;{&quot;&amp;[.C29]&amp;&quot;,&quot;&amp;[.D29]&amp;&quot;}, &quot;" table:style-name="ce3">
            <text:p>{0,100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30];0)" table:style-name="ce3">
            <text:p>0</text:p>
          </table:table-cell>
          <table:table-cell office:value-type="float" office:value="1000" table:formula="of:=ROUNDDOWN([.B30];0)" table:style-name="ce3">
            <text:p>1000</text:p>
          </table:table-cell>
          <table:table-cell office:value-type="string" office:string-value="{0,1000}" table:formula="of:=&quot;{&quot;&amp;[.C30]&amp;&quot;,&quot;&amp;[.D30]&amp;&quot;}&quot;" table:style-name="ce3">
            <text:p>{0,1000}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office:string-value="int excel_waypoints[30][2] = {{44,799}, {47,1229}, {167,1298}, {481,1298}, {570,1176}, {553,917}, {580,725}, {548,410}, {657,376}, {822,345}, {983,345}, {1198,369}, {1296,256}, {1310,-105}, {1242,-221}, {1065,-247}, {995,-240}, {817,-228}, {479,-232}, {300,-100}, {168,-232}, {54,-185}, {8,-7}, {65,-13}, {0,1000}, {0,1000}, {0,1000}, {0,1000}, {0,1000}, {0,1000}};" table:formula="of:=&quot;int excel_waypoints[30][2] = {&quot;&amp;[.E1]&amp;[.E2]&amp;[.E3]&amp;[.E4]&amp;[.E5]&amp;[.E6]&amp;[.E7]&amp;[.E8]&amp;[.E9]&amp;[.E10]&amp;[.E11]&amp;[.E12]&amp;[.E13]&amp;[.E14]&amp;[.E15]&amp;[.E16]&amp;[.E17]&amp;[.E18]&amp;[.E19]&amp;[.E20]&amp;[.E21]&amp;[.E22]&amp;[.E23]&amp;[.E24]&amp;[.E25]&amp;[.E26]&amp;[.E27]&amp;[.E28]&amp;[.E29]&amp;[.E30]&amp;&quot;};&quot;" table:style-name="ce3">
            <text:p>int excel_waypoints[30][2] = {{44,799}, {47,1229}, {167,1298}, {481,1298}, {570,1176}, {553,917}, {580,725}, {548,410}, {657,376}, {822,345}, {983,345}, {1198,369}, {1296,256}, {1310,-105}, {1242,-221}, {1065,-247}, {995,-240}, {817,-228}, {479,-232}, {300,-100}, {168,-232}, {54,-185}, {8,-7}, {65,-13}, {0,1000}, {0,1000}, {0,1000}, {0,1000}, {0,1000}, {0,1000}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adrunner</text:p>
          </table:table-cell>
          <table:table-cell table:number-columns-repeated="2" table:style-name="ce1"/>
          <table:table-cell office:value-type="string" table:style-name="ce1">
            <text:p>Wile E. Coyot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ORKS: (1675)</text:p>
          </table:table-cell>
          <table:table-cell table:number-columns-repeated="2" table:style-name="ce1"/>
          <table:table-cell office:value-type="string" table:style-name="ce1">
            <text:p>WORKS: (1600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[.I37]*12/6" table:style-name="ce1">
            <text:p>0</text:p>
          </table:table-cell>
          <table:table-cell office:value-type="float" office:value="144" table:formula="of:=[.J37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7" table:style-name="ce1">
            <text:p>37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42" table:formula="of:=[.I38]*12/6" table:style-name="ce1">
            <text:p>142</text:p>
          </table:table-cell>
          <table:table-cell office:value-type="float" office:value="144" table:formula="of:=[.J38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4" table:style-name="ce1">
            <text:p>1464</text:p>
          </table:table-cell>
          <table:table-cell office:value-type="float" office:value="664" table:style-name="ce1">
            <text:p>6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90" table:style-name="ce1">
            <text:p>14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8" table:formula="of:=[.J38]-44" table:style-name="ce1">
            <text:p>28</text:p>
          </table:table-cell>
          <table:table-cell office:value-type="float" office:value="142" table:formula="of:=[.I39]*12/6" table:style-name="ce1">
            <text:p>142</text:p>
          </table:table-cell>
          <table:table-cell office:value-type="float" office:value="56" table:formula="of:=[.J39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43" table:style-name="ce1">
            <text:p>1643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644" table:style-name="ce1">
            <text:p>164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10" table:formula="of:=[.I39]+39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20" table:formula="of:=[.I40]*12/6" table:style-name="ce1">
            <text:p>220</text:p>
          </table:table-cell>
          <table:table-cell office:value-type="float" office:value="56" table:formula="of:=[.J40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11" table:style-name="ce1">
            <text:p>1711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59" table:style-name="ce1">
            <text:p>1659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-72" table:style-name="ce1">
            <text:p>-72</text:p>
          </table:table-cell>
          <table:table-cell office:value-type="float" office:value="220" table:formula="of:=[.I41]*12/6" table:style-name="ce1">
            <text:p>220</text:p>
          </table:table-cell>
          <table:table-cell office:value-type="float" office:value="-144" table:formula="of:=[.J41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96" table:style-name="ce1">
            <text:p>1696</text:p>
          </table:table-cell>
          <table:table-cell office:value-type="float" office:value="-473" table:style-name="ce1">
            <text:p>-4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" table:style-name="ce1">
            <text:p>1740</text:p>
          </table:table-cell>
          <table:table-cell office:value-type="float" office:value="-249" table:style-name="ce1">
            <text:p>-2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-72" table:style-name="ce1">
            <text:p>-72</text:p>
          </table:table-cell>
          <table:table-cell office:value-type="float" office:value="142" table:formula="of:=[.I42]*12/6" table:style-name="ce1">
            <text:p>142</text:p>
          </table:table-cell>
          <table:table-cell office:value-type="float" office:value="-144" table:formula="of:=[.J42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31" table:style-name="ce1">
            <text:p>1531</text:p>
          </table:table-cell>
          <table:table-cell office:value-type="float" office:value="-725" table:style-name="ce1">
            <text:p>-7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45" table:style-name="ce1">
            <text:p>1645</text:p>
          </table:table-cell>
          <table:table-cell office:value-type="float" office:value="-608" table:style-name="ce1">
            <text:p>-6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[.I43]*12/6" table:style-name="ce1">
            <text:p>100</text:p>
          </table:table-cell>
          <table:table-cell office:value-type="float" office:value="0" table:formula="of:=[.J43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office:value-type="float" office:value="-701" table:style-name="ce1">
            <text:p>-70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0" table:style-name="ce1">
            <text:p>380</text:p>
          </table:table-cell>
          <table:table-cell office:value-type="float" office:value="-801" table:style-name="ce1">
            <text:p>-8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[.I44]*12/6" table:style-name="ce1">
            <text:p>142</text:p>
          </table:table-cell>
          <table:table-cell office:value-type="float" office:value="0" table:formula="of:=[.J44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-435" table:style-name="ce1">
            <text:p>-4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-601" table:style-name="ce1">
            <text:p>-6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formula="of:=[.I45]*12/6" table:style-name="ce1">
            <text:p>0</text:p>
          </table:table-cell>
          <table:table-cell office:value-type="float" office:value="-144" table:formula="of:=[.J45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-145" table:style-name="ce1">
            <text:p>-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[.I46]*12/6" table:style-name="ce1">
            <text:p>0</text:p>
          </table:table-cell>
          <table:table-cell office:value-type="float" office:value="200" table:formula="of:=[.J46]*12/6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  <table:table table:name="RESET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formula="of:=ROUNDDOWN([.A1];0)" table:style-name="ce3">
            <text:p>0</text:p>
          </table:table-cell>
          <table:table-cell office:value-type="float" office:value="1000" table:formula="of:=ROUNDDOWN([.B1];0)" table:style-name="ce3">
            <text:p>1000</text:p>
          </table:table-cell>
          <table:table-cell office:value-type="string" office:string-value="{0,1000}, " table:formula="of:=&quot;{&quot;&amp;[.C1]&amp;&quot;,&quot;&amp;[.D1]&amp;&quot;}, &quot;" table:style-name="ce3">
            <text:p>{0,1000},<text:s/></text:p>
          </table:table-cell>
          <table:table-cell office:value-type="float" office:value="144" table:formula="of:=[.G1]*12/6" table:style-name="ce1">
            <text:p>144</text:p>
          </table:table-cell>
          <table:table-cell office:value-type="float" office:value="72" table:formula="of:=144/2" table:style-name="ce1">
            <text:p>72</text:p>
          </table:table-cell>
          <table:table-cell table:style-name="ce1">
            <draw:frame draw:z-index="1" draw:id="id3" draw:style-name="a3" draw:name="Chart 1" svg:x="0.02206in" svg:y="0.04809in" svg:width="5.58333in" svg:height="3.755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];0)" table:style-name="ce3">
            <text:p>0</text:p>
          </table:table-cell>
          <table:table-cell office:value-type="float" office:value="0" table:formula="of:=ROUNDDOWN([.B2];0)" table:style-name="ce3">
            <text:p>0</text:p>
          </table:table-cell>
          <table:table-cell office:value-type="string" office:string-value="{0,0}, " table:formula="of:=&quot;{&quot;&amp;[.C2]&amp;&quot;,&quot;&amp;[.D2]&amp;&quot;}, &quot;" table:style-name="ce3">
            <text:p>{0,0},<text:s/></text:p>
          </table:table-cell>
          <table:table-cell office:value-type="float" office:value="142" table:formula="of:=[.G2]*12/6" table:style-name="ce1">
            <text:p>142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3];0)" table:style-name="ce3">
            <text:p>0</text:p>
          </table:table-cell>
          <table:table-cell office:value-type="float" office:value="0" table:formula="of:=ROUNDDOWN([.B3];0)" table:style-name="ce3">
            <text:p>0</text:p>
          </table:table-cell>
          <table:table-cell office:value-type="string" office:string-value="{0,0}, " table:formula="of:=&quot;{&quot;&amp;[.C3]&amp;&quot;,&quot;&amp;[.D3]&amp;&quot;}, &quot;" table:style-name="ce3">
            <text:p>{0,0},<text:s/></text:p>
          </table:table-cell>
          <table:table-cell office:value-type="float" office:value="88" table:formula="of:=[.G3]*12/6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4];0)" table:style-name="ce3">
            <text:p>0</text:p>
          </table:table-cell>
          <table:table-cell office:value-type="float" office:value="0" table:formula="of:=ROUNDDOWN([.B4];0)" table:style-name="ce3">
            <text:p>0</text:p>
          </table:table-cell>
          <table:table-cell office:value-type="string" office:string-value="{0,0}, " table:formula="of:=&quot;{&quot;&amp;[.C4]&amp;&quot;,&quot;&amp;[.D4]&amp;&quot;}, &quot;" table:style-name="ce3">
            <text:p>{0,0},<text:s/></text:p>
          </table:table-cell>
          <table:table-cell office:value-type="float" office:value="78" table:formula="of:=[.G4]*12/6" table:style-name="ce1">
            <text:p>78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5];0)" table:style-name="ce3">
            <text:p>0</text:p>
          </table:table-cell>
          <table:table-cell office:value-type="float" office:value="0" table:formula="of:=ROUNDDOWN([.B5];0)" table:style-name="ce3">
            <text:p>0</text:p>
          </table:table-cell>
          <table:table-cell office:value-type="string" office:string-value="{0,0}, " table:formula="of:=&quot;{&quot;&amp;[.C5]&amp;&quot;,&quot;&amp;[.D5]&amp;&quot;}, &quot;" table:style-name="ce3">
            <text:p>{0,0},<text:s/></text:p>
          </table:table-cell>
          <table:table-cell office:value-type="float" office:value="156" table:formula="of:=[.G5]*12/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6];0)" table:style-name="ce3">
            <text:p>0</text:p>
          </table:table-cell>
          <table:table-cell office:value-type="float" office:value="0" table:formula="of:=ROUNDDOWN([.B6];0)" table:style-name="ce3">
            <text:p>0</text:p>
          </table:table-cell>
          <table:table-cell office:value-type="string" office:string-value="{0,0}, " table:formula="of:=&quot;{&quot;&amp;[.C6]&amp;&quot;,&quot;&amp;[.D6]&amp;&quot;}, &quot;" table:style-name="ce3">
            <text:p>{0,0},<text:s/></text:p>
          </table:table-cell>
          <table:table-cell office:value-type="float" office:value="0" table:formula="of:=[.G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7];0)" table:style-name="ce3">
            <text:p>0</text:p>
          </table:table-cell>
          <table:table-cell office:value-type="float" office:value="0" table:formula="of:=ROUNDDOWN([.B7];0)" table:style-name="ce3">
            <text:p>0</text:p>
          </table:table-cell>
          <table:table-cell office:value-type="string" office:string-value="{0,0}, " table:formula="of:=&quot;{&quot;&amp;[.C7]&amp;&quot;,&quot;&amp;[.D7]&amp;&quot;}, &quot;" table:style-name="ce3">
            <text:p>{0,0},<text:s/></text:p>
          </table:table-cell>
          <table:table-cell office:value-type="float" office:value="0" table:formula="of:=[.G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8];0)" table:style-name="ce3">
            <text:p>0</text:p>
          </table:table-cell>
          <table:table-cell office:value-type="float" office:value="0" table:formula="of:=ROUNDDOWN([.B8];0)" table:style-name="ce3">
            <text:p>0</text:p>
          </table:table-cell>
          <table:table-cell office:value-type="string" office:string-value="{0,0}, " table:formula="of:=&quot;{&quot;&amp;[.C8]&amp;&quot;,&quot;&amp;[.D8]&amp;&quot;}, &quot;" table:style-name="ce3">
            <text:p>{0,0},<text:s/></text:p>
          </table:table-cell>
          <table:table-cell office:value-type="float" office:value="0" table:formula="of:=[.G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9];0)" table:style-name="ce3">
            <text:p>0</text:p>
          </table:table-cell>
          <table:table-cell office:value-type="float" office:value="0" table:formula="of:=ROUNDDOWN([.B9];0)" table:style-name="ce3">
            <text:p>0</text:p>
          </table:table-cell>
          <table:table-cell office:value-type="string" office:string-value="{0,0}, " table:formula="of:=&quot;{&quot;&amp;[.C9]&amp;&quot;,&quot;&amp;[.D9]&amp;&quot;}, &quot;" table:style-name="ce3">
            <text:p>{0,0},<text:s/></text:p>
          </table:table-cell>
          <table:table-cell office:value-type="float" office:value="0" table:formula="of:=[.G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0];0)" table:style-name="ce3">
            <text:p>0</text:p>
          </table:table-cell>
          <table:table-cell office:value-type="float" office:value="0" table:formula="of:=ROUNDDOWN([.B10];0)" table:style-name="ce3">
            <text:p>0</text:p>
          </table:table-cell>
          <table:table-cell office:value-type="string" office:string-value="{0,0}, " table:formula="of:=&quot;{&quot;&amp;[.C10]&amp;&quot;,&quot;&amp;[.D10]&amp;&quot;}, &quot;" table:style-name="ce3">
            <text:p>{0,0},<text:s/></text:p>
          </table:table-cell>
          <table:table-cell office:value-type="float" office:value="0" table:formula="of:=[.G10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1];0)" table:style-name="ce3">
            <text:p>0</text:p>
          </table:table-cell>
          <table:table-cell office:value-type="float" office:value="0" table:formula="of:=ROUNDDOWN([.B11];0)" table:style-name="ce3">
            <text:p>0</text:p>
          </table:table-cell>
          <table:table-cell office:value-type="string" office:string-value="{0,0}, " table:formula="of:=&quot;{&quot;&amp;[.C11]&amp;&quot;,&quot;&amp;[.D11]&amp;&quot;}, &quot;" table:style-name="ce3">
            <text:p>{0,0},<text:s/></text:p>
          </table:table-cell>
          <table:table-cell office:value-type="float" office:value="0" table:formula="of:=[.G11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2];0)" table:style-name="ce3">
            <text:p>0</text:p>
          </table:table-cell>
          <table:table-cell office:value-type="float" office:value="0" table:formula="of:=ROUNDDOWN([.B12];0)" table:style-name="ce3">
            <text:p>0</text:p>
          </table:table-cell>
          <table:table-cell office:value-type="string" office:string-value="{0,0}, " table:formula="of:=&quot;{&quot;&amp;[.C12]&amp;&quot;,&quot;&amp;[.D12]&amp;&quot;}, &quot;" table:style-name="ce3">
            <text:p>{0,0},<text:s/></text:p>
          </table:table-cell>
          <table:table-cell office:value-type="float" office:value="0" table:formula="of:=[.G12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3];0)" table:style-name="ce3">
            <text:p>0</text:p>
          </table:table-cell>
          <table:table-cell office:value-type="float" office:value="0" table:formula="of:=ROUNDDOWN([.B13];0)" table:style-name="ce3">
            <text:p>0</text:p>
          </table:table-cell>
          <table:table-cell office:value-type="string" office:string-value="{0,0}, " table:formula="of:=&quot;{&quot;&amp;[.C13]&amp;&quot;,&quot;&amp;[.D13]&amp;&quot;}, &quot;" table:style-name="ce3">
            <text:p>{0,0},<text:s/></text:p>
          </table:table-cell>
          <table:table-cell office:value-type="float" office:value="0" table:formula="of:=[.G13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4];0)" table:style-name="ce3">
            <text:p>0</text:p>
          </table:table-cell>
          <table:table-cell office:value-type="float" office:value="0" table:formula="of:=ROUNDDOWN([.B14];0)" table:style-name="ce3">
            <text:p>0</text:p>
          </table:table-cell>
          <table:table-cell office:value-type="string" office:string-value="{0,0}, " table:formula="of:=&quot;{&quot;&amp;[.C14]&amp;&quot;,&quot;&amp;[.D14]&amp;&quot;}, &quot;" table:style-name="ce3">
            <text:p>{0,0},<text:s/></text:p>
          </table:table-cell>
          <table:table-cell office:value-type="float" office:value="0" table:formula="of:=[.G14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5];0)" table:style-name="ce3">
            <text:p>0</text:p>
          </table:table-cell>
          <table:table-cell office:value-type="float" office:value="0" table:formula="of:=ROUNDDOWN([.B15];0)" table:style-name="ce3">
            <text:p>0</text:p>
          </table:table-cell>
          <table:table-cell office:value-type="string" office:string-value="{0,0}, " table:formula="of:=&quot;{&quot;&amp;[.C15]&amp;&quot;,&quot;&amp;[.D15]&amp;&quot;}, &quot;" table:style-name="ce3">
            <text:p>{0,0},<text:s/></text:p>
          </table:table-cell>
          <table:table-cell office:value-type="float" office:value="0" table:formula="of:=[.G15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6];0)" table:style-name="ce3">
            <text:p>0</text:p>
          </table:table-cell>
          <table:table-cell office:value-type="float" office:value="0" table:formula="of:=ROUNDDOWN([.B16];0)" table:style-name="ce3">
            <text:p>0</text:p>
          </table:table-cell>
          <table:table-cell office:value-type="string" office:string-value="{0,0}, " table:formula="of:=&quot;{&quot;&amp;[.C16]&amp;&quot;,&quot;&amp;[.D16]&amp;&quot;}, &quot;" table:style-name="ce3">
            <text:p>{0,0},<text:s/></text:p>
          </table:table-cell>
          <table:table-cell office:value-type="float" office:value="0" table:formula="of:=[.G1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7];0)" table:style-name="ce3">
            <text:p>0</text:p>
          </table:table-cell>
          <table:table-cell office:value-type="float" office:value="0" table:formula="of:=ROUNDDOWN([.B17];0)" table:style-name="ce3">
            <text:p>0</text:p>
          </table:table-cell>
          <table:table-cell office:value-type="string" office:string-value="{0,0}, " table:formula="of:=&quot;{&quot;&amp;[.C17]&amp;&quot;,&quot;&amp;[.D17]&amp;&quot;}, &quot;" table:style-name="ce3">
            <text:p>{0,0},<text:s/></text:p>
          </table:table-cell>
          <table:table-cell office:value-type="float" office:value="0" table:formula="of:=[.G17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8];0)" table:style-name="ce3">
            <text:p>0</text:p>
          </table:table-cell>
          <table:table-cell office:value-type="float" office:value="0" table:formula="of:=ROUNDDOWN([.B18];0)" table:style-name="ce3">
            <text:p>0</text:p>
          </table:table-cell>
          <table:table-cell office:value-type="string" office:string-value="{0,0}, " table:formula="of:=&quot;{&quot;&amp;[.C18]&amp;&quot;,&quot;&amp;[.D18]&amp;&quot;}, &quot;" table:style-name="ce3">
            <text:p>{0,0},<text:s/></text:p>
          </table:table-cell>
          <table:table-cell office:value-type="float" office:value="0" table:formula="of:=[.G18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9];0)" table:style-name="ce3">
            <text:p>0</text:p>
          </table:table-cell>
          <table:table-cell office:value-type="float" office:value="0" table:formula="of:=ROUNDDOWN([.B19];0)" table:style-name="ce3">
            <text:p>0</text:p>
          </table:table-cell>
          <table:table-cell office:value-type="string" office:string-value="{0,0}, " table:formula="of:=&quot;{&quot;&amp;[.C19]&amp;&quot;,&quot;&amp;[.D19]&amp;&quot;}, &quot;" table:style-name="ce3">
            <text:p>{0,0},<text:s/></text:p>
          </table:table-cell>
          <table:table-cell office:value-type="float" office:value="0" table:formula="of:=[.G19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0];0)" table:style-name="ce3">
            <text:p>0</text:p>
          </table:table-cell>
          <table:table-cell office:value-type="float" office:value="0" table:formula="of:=ROUNDDOWN([.B20];0)" table:style-name="ce3">
            <text:p>0</text:p>
          </table:table-cell>
          <table:table-cell office:value-type="string" office:string-value="{0,0}, " table:formula="of:=&quot;{&quot;&amp;[.C20]&amp;&quot;,&quot;&amp;[.D20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1];0)" table:style-name="ce3">
            <text:p>0</text:p>
          </table:table-cell>
          <table:table-cell office:value-type="float" office:value="0" table:formula="of:=ROUNDDOWN([.B21];0)" table:style-name="ce3">
            <text:p>0</text:p>
          </table:table-cell>
          <table:table-cell office:value-type="string" office:string-value="{0,0}, " table:formula="of:=&quot;{&quot;&amp;[.C21]&amp;&quot;,&quot;&amp;[.D21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2];0)" table:style-name="ce3">
            <text:p>0</text:p>
          </table:table-cell>
          <table:table-cell office:value-type="float" office:value="0" table:formula="of:=ROUNDDOWN([.B22];0)" table:style-name="ce3">
            <text:p>0</text:p>
          </table:table-cell>
          <table:table-cell office:value-type="string" office:string-value="{0,0}, " table:formula="of:=&quot;{&quot;&amp;[.C22]&amp;&quot;,&quot;&amp;[.D22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3];0)" table:style-name="ce3">
            <text:p>0</text:p>
          </table:table-cell>
          <table:table-cell office:value-type="float" office:value="0" table:formula="of:=ROUNDDOWN([.B23];0)" table:style-name="ce3">
            <text:p>0</text:p>
          </table:table-cell>
          <table:table-cell office:value-type="string" office:string-value="{0,0}, " table:formula="of:=&quot;{&quot;&amp;[.C23]&amp;&quot;,&quot;&amp;[.D23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4];0)" table:style-name="ce3">
            <text:p>0</text:p>
          </table:table-cell>
          <table:table-cell office:value-type="float" office:value="0" table:formula="of:=ROUNDDOWN([.B24];0)" table:style-name="ce3">
            <text:p>0</text:p>
          </table:table-cell>
          <table:table-cell office:value-type="string" office:string-value="{0,0}, " table:formula="of:=&quot;{&quot;&amp;[.C24]&amp;&quot;,&quot;&amp;[.D24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5];0)" table:style-name="ce3">
            <text:p>0</text:p>
          </table:table-cell>
          <table:table-cell office:value-type="float" office:value="0" table:formula="of:=ROUNDDOWN([.B25];0)" table:style-name="ce3">
            <text:p>0</text:p>
          </table:table-cell>
          <table:table-cell office:value-type="string" office:string-value="{0,0}, " table:formula="of:=&quot;{&quot;&amp;[.C25]&amp;&quot;,&quot;&amp;[.D25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6];0)" table:style-name="ce3">
            <text:p>0</text:p>
          </table:table-cell>
          <table:table-cell office:value-type="float" office:value="0" table:formula="of:=ROUNDDOWN([.B26];0)" table:style-name="ce3">
            <text:p>0</text:p>
          </table:table-cell>
          <table:table-cell office:value-type="string" office:string-value="{0,0}, " table:formula="of:=&quot;{&quot;&amp;[.C26]&amp;&quot;,&quot;&amp;[.D26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7];0)" table:style-name="ce3">
            <text:p>0</text:p>
          </table:table-cell>
          <table:table-cell office:value-type="float" office:value="0" table:formula="of:=ROUNDDOWN([.B27];0)" table:style-name="ce3">
            <text:p>0</text:p>
          </table:table-cell>
          <table:table-cell office:value-type="string" office:string-value="{0,0}, " table:formula="of:=&quot;{&quot;&amp;[.C27]&amp;&quot;,&quot;&amp;[.D27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8];0)" table:style-name="ce3">
            <text:p>0</text:p>
          </table:table-cell>
          <table:table-cell office:value-type="float" office:value="0" table:formula="of:=ROUNDDOWN([.B28];0)" table:style-name="ce3">
            <text:p>0</text:p>
          </table:table-cell>
          <table:table-cell office:value-type="string" office:string-value="{0,0}, " table:formula="of:=&quot;{&quot;&amp;[.C28]&amp;&quot;,&quot;&amp;[.D28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29];0)" table:style-name="ce3">
            <text:p>0</text:p>
          </table:table-cell>
          <table:table-cell office:value-type="float" office:value="0" table:formula="of:=ROUNDDOWN([.B29];0)" table:style-name="ce3">
            <text:p>0</text:p>
          </table:table-cell>
          <table:table-cell office:value-type="string" office:string-value="{0,0}, " table:formula="of:=&quot;{&quot;&amp;[.C29]&amp;&quot;,&quot;&amp;[.D29]&amp;&quot;}, &quot;" table:style-name="ce3">
            <text:p>{0,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30];0)" table:style-name="ce3">
            <text:p>0</text:p>
          </table:table-cell>
          <table:table-cell office:value-type="float" office:value="0" table:formula="of:=ROUNDDOWN([.B30];0)" table:style-name="ce3">
            <text:p>0</text:p>
          </table:table-cell>
          <table:table-cell office:value-type="string" office:string-value="{0,0}" table:formula="of:=&quot;{&quot;&amp;[.C30]&amp;&quot;,&quot;&amp;[.D30]&amp;&quot;}&quot;" table:style-name="ce3">
            <text:p>{0,0}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office:string-value="int excel_waypoints[30][2] = {{0,1000}, {0,0}, {0,0}, {0,0}, {0,0}, {0,0}, {0,0}, {0,0}, {0,0}, {0,0}, {0,0}, {0,0}, {0,0}, {0,0}, {0,0}, {0,0}, {0,0}, {0,0}, {0,0}, {0,0}, {0,0}, {0,0}, {0,0}, {0,0}, {0,0}, {0,0}, {0,0}, {0,0}, {0,0}, {0,0}};" table:formula="of:=&quot;int excel_waypoints[30][2] = {&quot;&amp;[.E1]&amp;[.E2]&amp;[.E3]&amp;[.E4]&amp;[.E5]&amp;[.E6]&amp;[.E7]&amp;[.E8]&amp;[.E9]&amp;[.E10]&amp;[.E11]&amp;[.E12]&amp;[.E13]&amp;[.E14]&amp;[.E15]&amp;[.E16]&amp;[.E17]&amp;[.E18]&amp;[.E19]&amp;[.E20]&amp;[.E21]&amp;[.E22]&amp;[.E23]&amp;[.E24]&amp;[.E25]&amp;[.E26]&amp;[.E27]&amp;[.E28]&amp;[.E29]&amp;[.E30]&amp;&quot;};&quot;" table:style-name="ce3">
            <text:p>int excel_waypoints[30][2] = {{0,1000}, {0,0}, {0,0}, {0,0}, {0,0}, {0,0}, {0,0}, {0,0}, {0,0}, {0,0}, {0,0}, {0,0}, {0,0}, {0,0}, {0,0}, {0,0}, {0,0}, {0,0}, {0,0}, {0,0}, {0,0}, {0,0}, {0,0}, {0,0}, {0,0}, {0,0}, {0,0}, {0,0}, {0,0}, {0,0}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adrunner</text:p>
          </table:table-cell>
          <table:table-cell table:number-columns-repeated="2" table:style-name="ce1"/>
          <table:table-cell office:value-type="string" table:style-name="ce1">
            <text:p>Wile E. Coyot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ORKS: (1675)</text:p>
          </table:table-cell>
          <table:table-cell table:number-columns-repeated="2" table:style-name="ce1"/>
          <table:table-cell office:value-type="string" table:style-name="ce1">
            <text:p>WORKS: (1600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[.I37]*12/6" table:style-name="ce1">
            <text:p>0</text:p>
          </table:table-cell>
          <table:table-cell office:value-type="float" office:value="144" table:formula="of:=[.J37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7" table:style-name="ce1">
            <text:p>37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42" table:formula="of:=[.I38]*12/6" table:style-name="ce1">
            <text:p>142</text:p>
          </table:table-cell>
          <table:table-cell office:value-type="float" office:value="144" table:formula="of:=[.J38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4" table:style-name="ce1">
            <text:p>1464</text:p>
          </table:table-cell>
          <table:table-cell office:value-type="float" office:value="664" table:style-name="ce1">
            <text:p>6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90" table:style-name="ce1">
            <text:p>14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8" table:formula="of:=[.J38]-44" table:style-name="ce1">
            <text:p>28</text:p>
          </table:table-cell>
          <table:table-cell office:value-type="float" office:value="142" table:formula="of:=[.I39]*12/6" table:style-name="ce1">
            <text:p>142</text:p>
          </table:table-cell>
          <table:table-cell office:value-type="float" office:value="56" table:formula="of:=[.J39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43" table:style-name="ce1">
            <text:p>1643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644" table:style-name="ce1">
            <text:p>164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10" table:formula="of:=[.I39]+39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20" table:formula="of:=[.I40]*12/6" table:style-name="ce1">
            <text:p>220</text:p>
          </table:table-cell>
          <table:table-cell office:value-type="float" office:value="56" table:formula="of:=[.J40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11" table:style-name="ce1">
            <text:p>1711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59" table:style-name="ce1">
            <text:p>1659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-72" table:style-name="ce1">
            <text:p>-72</text:p>
          </table:table-cell>
          <table:table-cell office:value-type="float" office:value="220" table:formula="of:=[.I41]*12/6" table:style-name="ce1">
            <text:p>220</text:p>
          </table:table-cell>
          <table:table-cell office:value-type="float" office:value="-144" table:formula="of:=[.J41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96" table:style-name="ce1">
            <text:p>1696</text:p>
          </table:table-cell>
          <table:table-cell office:value-type="float" office:value="-473" table:style-name="ce1">
            <text:p>-4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" table:style-name="ce1">
            <text:p>1740</text:p>
          </table:table-cell>
          <table:table-cell office:value-type="float" office:value="-249" table:style-name="ce1">
            <text:p>-2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-72" table:style-name="ce1">
            <text:p>-72</text:p>
          </table:table-cell>
          <table:table-cell office:value-type="float" office:value="142" table:formula="of:=[.I42]*12/6" table:style-name="ce1">
            <text:p>142</text:p>
          </table:table-cell>
          <table:table-cell office:value-type="float" office:value="-144" table:formula="of:=[.J42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31" table:style-name="ce1">
            <text:p>1531</text:p>
          </table:table-cell>
          <table:table-cell office:value-type="float" office:value="-725" table:style-name="ce1">
            <text:p>-7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45" table:style-name="ce1">
            <text:p>1645</text:p>
          </table:table-cell>
          <table:table-cell office:value-type="float" office:value="-608" table:style-name="ce1">
            <text:p>-6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[.I43]*12/6" table:style-name="ce1">
            <text:p>100</text:p>
          </table:table-cell>
          <table:table-cell office:value-type="float" office:value="0" table:formula="of:=[.J43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office:value-type="float" office:value="-701" table:style-name="ce1">
            <text:p>-70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0" table:style-name="ce1">
            <text:p>380</text:p>
          </table:table-cell>
          <table:table-cell office:value-type="float" office:value="-801" table:style-name="ce1">
            <text:p>-8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[.I44]*12/6" table:style-name="ce1">
            <text:p>142</text:p>
          </table:table-cell>
          <table:table-cell office:value-type="float" office:value="0" table:formula="of:=[.J44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-435" table:style-name="ce1">
            <text:p>-4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-601" table:style-name="ce1">
            <text:p>-6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formula="of:=[.I45]*12/6" table:style-name="ce1">
            <text:p>0</text:p>
          </table:table-cell>
          <table:table-cell office:value-type="float" office:value="-144" table:formula="of:=[.J45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-145" table:style-name="ce1">
            <text:p>-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[.I46]*12/6" table:style-name="ce1">
            <text:p>0</text:p>
          </table:table-cell>
          <table:table-cell office:value-type="float" office:value="200" table:formula="of:=[.J46]*12/6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  <table:table table:name="OB_Waypoints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float" office:value="36.79" table:style-name="ce1">
            <text:p>36.79</text:p>
          </table:table-cell>
          <table:table-cell office:value-type="float" office:value="293.87" table:style-name="ce1">
            <text:p>293.87</text:p>
          </table:table-cell>
          <table:table-cell office:value-type="float" office:value="36" table:formula="of:=ROUNDDOWN([.A1];0)" table:style-name="ce3">
            <text:p>36</text:p>
          </table:table-cell>
          <table:table-cell office:value-type="float" office:value="293" table:formula="of:=ROUNDDOWN([.B1];0)" table:style-name="ce3">
            <text:p>293</text:p>
          </table:table-cell>
          <table:table-cell office:value-type="string" office:string-value="{36,293}, " table:formula="of:=&quot;{&quot;&amp;[.C1]&amp;&quot;,&quot;&amp;[.D1]&amp;&quot;}, &quot;" table:style-name="ce3">
            <text:p>{36,293},<text:s/></text:p>
          </table:table-cell>
          <table:table-cell office:value-type="float" office:value="144" table:formula="of:=[.G1]*12/6" table:style-name="ce1">
            <text:p>144</text:p>
          </table:table-cell>
          <table:table-cell office:value-type="float" office:value="72" table:formula="of:=144/2" table:style-name="ce1">
            <text:p>72</text:p>
          </table:table-cell>
          <table:table-cell table:style-name="ce1">
            <draw:frame draw:z-index="1" draw:id="id4" draw:style-name="a4" draw:name="Chart 1" svg:x="0.02206in" svg:y="0.04809in" svg:width="5.58333in" svg:height="3.755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572.03" table:style-name="ce1">
            <text:p>572.03</text:p>
          </table:table-cell>
          <table:table-cell office:value-type="float" office:value="329.7" table:style-name="ce1">
            <text:p>329.7</text:p>
          </table:table-cell>
          <table:table-cell office:value-type="float" office:value="572" table:formula="of:=ROUNDDOWN([.A2];0)" table:style-name="ce3">
            <text:p>572</text:p>
          </table:table-cell>
          <table:table-cell office:value-type="float" office:value="329" table:formula="of:=ROUNDDOWN([.B2];0)" table:style-name="ce3">
            <text:p>329</text:p>
          </table:table-cell>
          <table:table-cell office:value-type="string" office:string-value="{572,329}, " table:formula="of:=&quot;{&quot;&amp;[.C2]&amp;&quot;,&quot;&amp;[.D2]&amp;&quot;}, &quot;" table:style-name="ce3">
            <text:p>{572,329},<text:s/></text:p>
          </table:table-cell>
          <table:table-cell office:value-type="float" office:value="142" table:formula="of:=[.G2]*12/6" table:style-name="ce1">
            <text:p>142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638.79999999999995" table:style-name="ce1">
            <text:p>638.8</text:p>
          </table:table-cell>
          <table:table-cell office:value-type="float" office:value="244.74" table:style-name="ce1">
            <text:p>244.74</text:p>
          </table:table-cell>
          <table:table-cell office:value-type="float" office:value="638" table:formula="of:=ROUNDDOWN([.A3];0)" table:style-name="ce3">
            <text:p>638</text:p>
          </table:table-cell>
          <table:table-cell office:value-type="float" office:value="244" table:formula="of:=ROUNDDOWN([.B3];0)" table:style-name="ce3">
            <text:p>244</text:p>
          </table:table-cell>
          <table:table-cell office:value-type="string" office:string-value="{638,244}, " table:formula="of:=&quot;{&quot;&amp;[.C3]&amp;&quot;,&quot;&amp;[.D3]&amp;&quot;}, &quot;" table:style-name="ce3">
            <text:p>{638,244},<text:s/></text:p>
          </table:table-cell>
          <table:table-cell office:value-type="float" office:value="88" table:formula="of:=[.G3]*12/6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649.53" table:style-name="ce1">
            <text:p>649.53</text:p>
          </table:table-cell>
          <table:table-cell office:value-type="float" office:value="-111.34" table:style-name="ce1">
            <text:p>-111.34</text:p>
          </table:table-cell>
          <table:table-cell office:value-type="float" office:value="649" table:formula="of:=ROUNDDOWN([.A4];0)" table:style-name="ce3">
            <text:p>649</text:p>
          </table:table-cell>
          <table:table-cell office:value-type="float" office:value="-111" table:formula="of:=ROUNDDOWN([.B4];0)" table:style-name="ce3">
            <text:p>-111</text:p>
          </table:table-cell>
          <table:table-cell office:value-type="string" office:string-value="{649,-111}, " table:formula="of:=&quot;{&quot;&amp;[.C4]&amp;&quot;,&quot;&amp;[.D4]&amp;&quot;}, &quot;" table:style-name="ce3">
            <text:p>{649,-111},<text:s/></text:p>
          </table:table-cell>
          <table:table-cell office:value-type="float" office:value="78" table:formula="of:=[.G4]*12/6" table:style-name="ce1">
            <text:p>78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1000.44" table:style-name="ce1">
            <text:p>1000.44</text:p>
          </table:table-cell>
          <table:table-cell office:value-type="float" office:value="-186.76" table:style-name="ce1">
            <text:p>-186.76</text:p>
          </table:table-cell>
          <table:table-cell office:value-type="float" office:value="1000" table:formula="of:=ROUNDDOWN([.A5];0)" table:style-name="ce3">
            <text:p>1000</text:p>
          </table:table-cell>
          <table:table-cell office:value-type="float" office:value="-186" table:formula="of:=ROUNDDOWN([.B5];0)" table:style-name="ce3">
            <text:p>-186</text:p>
          </table:table-cell>
          <table:table-cell office:value-type="string" office:string-value="{1000,-186}, " table:formula="of:=&quot;{&quot;&amp;[.C5]&amp;&quot;,&quot;&amp;[.D5]&amp;&quot;}, &quot;" table:style-name="ce3">
            <text:p>{1000,-186},<text:s/></text:p>
          </table:table-cell>
          <table:table-cell office:value-type="float" office:value="156" table:formula="of:=[.G5]*12/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1065.6600000000001" table:style-name="ce1">
            <text:p>1065.66</text:p>
          </table:table-cell>
          <table:table-cell office:value-type="float" office:value="-257.44" table:style-name="ce1">
            <text:p>-257.44</text:p>
          </table:table-cell>
          <table:table-cell office:value-type="float" office:value="1065" table:formula="of:=ROUNDDOWN([.A6];0)" table:style-name="ce3">
            <text:p>1065</text:p>
          </table:table-cell>
          <table:table-cell office:value-type="float" office:value="-257" table:formula="of:=ROUNDDOWN([.B6];0)" table:style-name="ce3">
            <text:p>-257</text:p>
          </table:table-cell>
          <table:table-cell office:value-type="string" office:string-value="{1065,-257}, " table:formula="of:=&quot;{&quot;&amp;[.C6]&amp;&quot;,&quot;&amp;[.D6]&amp;&quot;}, &quot;" table:style-name="ce3">
            <text:p>{1065,-257},<text:s/></text:p>
          </table:table-cell>
          <table:table-cell office:value-type="float" office:value="0" table:formula="of:=[.G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013.15" table:style-name="ce1">
            <text:p>1013.15</text:p>
          </table:table-cell>
          <table:table-cell office:value-type="float" office:value="-1034.18" table:style-name="ce1">
            <text:p>-1034.18</text:p>
          </table:table-cell>
          <table:table-cell office:value-type="float" office:value="1013" table:formula="of:=ROUNDDOWN([.A7];0)" table:style-name="ce3">
            <text:p>1013</text:p>
          </table:table-cell>
          <table:table-cell office:value-type="float" office:value="-1034" table:formula="of:=ROUNDDOWN([.B7];0)" table:style-name="ce3">
            <text:p>-1034</text:p>
          </table:table-cell>
          <table:table-cell office:value-type="string" office:string-value="{1013,-1034}, " table:formula="of:=&quot;{&quot;&amp;[.C7]&amp;&quot;,&quot;&amp;[.D7]&amp;&quot;}, &quot;" table:style-name="ce3">
            <text:p>{1013,-1034},<text:s/></text:p>
          </table:table-cell>
          <table:table-cell office:value-type="float" office:value="0" table:formula="of:=[.G7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45.98" table:style-name="ce1">
            <text:p>845.98</text:p>
          </table:table-cell>
          <table:table-cell office:value-type="float" office:value="-1074.06" table:style-name="ce1">
            <text:p>-1074.06</text:p>
          </table:table-cell>
          <table:table-cell office:value-type="float" office:value="845" table:formula="of:=ROUNDDOWN([.A8];0)" table:style-name="ce3">
            <text:p>845</text:p>
          </table:table-cell>
          <table:table-cell office:value-type="float" office:value="-1074" table:formula="of:=ROUNDDOWN([.B8];0)" table:style-name="ce3">
            <text:p>-1074</text:p>
          </table:table-cell>
          <table:table-cell office:value-type="string" office:string-value="{845,-1074}, " table:formula="of:=&quot;{&quot;&amp;[.C8]&amp;&quot;,&quot;&amp;[.D8]&amp;&quot;}, &quot;" table:style-name="ce3">
            <text:p>{845,-1074},<text:s/></text:p>
          </table:table-cell>
          <table:table-cell office:value-type="float" office:value="0" table:formula="of:=[.G8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715.36" table:style-name="ce1">
            <text:p>715.36</text:p>
          </table:table-cell>
          <table:table-cell office:value-type="float" office:value="-761.11" table:style-name="ce1">
            <text:p>-761.11</text:p>
          </table:table-cell>
          <table:table-cell office:value-type="float" office:value="715" table:formula="of:=ROUNDDOWN([.A9];0)" table:style-name="ce3">
            <text:p>715</text:p>
          </table:table-cell>
          <table:table-cell office:value-type="float" office:value="-761" table:formula="of:=ROUNDDOWN([.B9];0)" table:style-name="ce3">
            <text:p>-761</text:p>
          </table:table-cell>
          <table:table-cell office:value-type="string" office:string-value="{715,-761}, " table:formula="of:=&quot;{&quot;&amp;[.C9]&amp;&quot;,&quot;&amp;[.D9]&amp;&quot;}, &quot;" table:style-name="ce3">
            <text:p>{715,-761},<text:s/></text:p>
          </table:table-cell>
          <table:table-cell office:value-type="float" office:value="0" table:formula="of:=[.G9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18.29" table:style-name="ce1">
            <text:p>818.29</text:p>
          </table:table-cell>
          <table:table-cell office:value-type="float" office:value="-465.05" table:style-name="ce1">
            <text:p>-465.05</text:p>
          </table:table-cell>
          <table:table-cell office:value-type="float" office:value="818" table:formula="of:=ROUNDDOWN([.A10];0)" table:style-name="ce3">
            <text:p>818</text:p>
          </table:table-cell>
          <table:table-cell office:value-type="float" office:value="-465" table:formula="of:=ROUNDDOWN([.B10];0)" table:style-name="ce3">
            <text:p>-465</text:p>
          </table:table-cell>
          <table:table-cell office:value-type="string" office:string-value="{818,-465}, " table:formula="of:=&quot;{&quot;&amp;[.C10]&amp;&quot;,&quot;&amp;[.D10]&amp;&quot;}, &quot;" table:style-name="ce3">
            <text:p>{818,-465},<text:s/></text:p>
          </table:table-cell>
          <table:table-cell office:value-type="float" office:value="0" table:formula="of:=[.G10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71.4" table:style-name="ce1">
            <text:p>671.4</text:p>
          </table:table-cell>
          <table:table-cell office:value-type="float" office:value="-389.95" table:style-name="ce1">
            <text:p>-389.95</text:p>
          </table:table-cell>
          <table:table-cell office:value-type="float" office:value="671" table:formula="of:=ROUNDDOWN([.A11];0)" table:style-name="ce3">
            <text:p>671</text:p>
          </table:table-cell>
          <table:table-cell office:value-type="float" office:value="-389" table:formula="of:=ROUNDDOWN([.B11];0)" table:style-name="ce3">
            <text:p>-389</text:p>
          </table:table-cell>
          <table:table-cell office:value-type="string" office:string-value="{671,-389}, " table:formula="of:=&quot;{&quot;&amp;[.C11]&amp;&quot;,&quot;&amp;[.D11]&amp;&quot;}, &quot;" table:style-name="ce3">
            <text:p>{671,-389},<text:s/></text:p>
          </table:table-cell>
          <table:table-cell office:value-type="float" office:value="0" table:formula="of:=[.G11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390.24" table:style-name="ce1">
            <text:p>390.24</text:p>
          </table:table-cell>
          <table:table-cell office:value-type="float" office:value="-720.38" table:style-name="ce1">
            <text:p>-720.38</text:p>
          </table:table-cell>
          <table:table-cell office:value-type="float" office:value="390" table:formula="of:=ROUNDDOWN([.A12];0)" table:style-name="ce3">
            <text:p>390</text:p>
          </table:table-cell>
          <table:table-cell office:value-type="float" office:value="-720" table:formula="of:=ROUNDDOWN([.B12];0)" table:style-name="ce3">
            <text:p>-720</text:p>
          </table:table-cell>
          <table:table-cell office:value-type="string" office:string-value="{390,-720}, " table:formula="of:=&quot;{&quot;&amp;[.C12]&amp;&quot;,&quot;&amp;[.D12]&amp;&quot;}, &quot;" table:style-name="ce3">
            <text:p>{390,-720},<text:s/></text:p>
          </table:table-cell>
          <table:table-cell office:value-type="float" office:value="0" table:formula="of:=[.G12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-900" table:style-name="ce1">
            <text:p>-900</text:p>
          </table:table-cell>
          <table:table-cell office:value-type="float" office:value="275" table:formula="of:=ROUNDDOWN([.A13];0)" table:style-name="ce3">
            <text:p>275</text:p>
          </table:table-cell>
          <table:table-cell office:value-type="float" office:value="-900" table:formula="of:=ROUNDDOWN([.B13];0)" table:style-name="ce3">
            <text:p>-900</text:p>
          </table:table-cell>
          <table:table-cell office:value-type="string" office:string-value="{275,-900}, " table:formula="of:=&quot;{&quot;&amp;[.C13]&amp;&quot;,&quot;&amp;[.D13]&amp;&quot;}, &quot;" table:style-name="ce3">
            <text:p>{275,-900},<text:s/></text:p>
          </table:table-cell>
          <table:table-cell office:value-type="float" office:value="0" table:formula="of:=[.G13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-1025" table:style-name="ce1">
            <text:p>-1025</text:p>
          </table:table-cell>
          <table:table-cell office:value-type="float" office:value="175" table:formula="of:=ROUNDDOWN([.A14];0)" table:style-name="ce3">
            <text:p>175</text:p>
          </table:table-cell>
          <table:table-cell office:value-type="float" office:value="-1025" table:formula="of:=ROUNDDOWN([.B14];0)" table:style-name="ce3">
            <text:p>-1025</text:p>
          </table:table-cell>
          <table:table-cell office:value-type="string" office:string-value="{175,-1025}, " table:formula="of:=&quot;{&quot;&amp;[.C14]&amp;&quot;,&quot;&amp;[.D14]&amp;&quot;}, &quot;" table:style-name="ce3">
            <text:p>{175,-1025},<text:s/></text:p>
          </table:table-cell>
          <table:table-cell office:value-type="float" office:value="0" table:formula="of:=[.G14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83.62" table:style-name="ce1">
            <text:p>83.62</text:p>
          </table:table-cell>
          <table:table-cell office:value-type="float" office:value="-1042.68" table:style-name="ce1">
            <text:p>-1042.68</text:p>
          </table:table-cell>
          <table:table-cell office:value-type="float" office:value="83" table:formula="of:=ROUNDDOWN([.A15];0)" table:style-name="ce3">
            <text:p>83</text:p>
          </table:table-cell>
          <table:table-cell office:value-type="float" office:value="-1042" table:formula="of:=ROUNDDOWN([.B15];0)" table:style-name="ce3">
            <text:p>-1042</text:p>
          </table:table-cell>
          <table:table-cell office:value-type="string" office:string-value="{83,-1042}, " table:formula="of:=&quot;{&quot;&amp;[.C15]&amp;&quot;,&quot;&amp;[.D15]&amp;&quot;}, &quot;" table:style-name="ce3">
            <text:p>{83,-1042},<text:s/></text:p>
          </table:table-cell>
          <table:table-cell office:value-type="float" office:value="0" table:formula="of:=[.G15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-12.61" table:style-name="ce1">
            <text:p>-12.61</text:p>
          </table:table-cell>
          <table:table-cell office:value-type="float" office:value="-980.51" table:style-name="ce1">
            <text:p>-980.51</text:p>
          </table:table-cell>
          <table:table-cell office:value-type="float" office:value="-12" table:formula="of:=ROUNDDOWN([.A16];0)" table:style-name="ce3">
            <text:p>-12</text:p>
          </table:table-cell>
          <table:table-cell office:value-type="float" office:value="-980" table:formula="of:=ROUNDDOWN([.B16];0)" table:style-name="ce3">
            <text:p>-980</text:p>
          </table:table-cell>
          <table:table-cell office:value-type="string" office:string-value="{-12,-980}, " table:formula="of:=&quot;{&quot;&amp;[.C16]&amp;&quot;,&quot;&amp;[.D16]&amp;&quot;}, &quot;" table:style-name="ce3">
            <text:p>{-12,-980},<text:s/></text:p>
          </table:table-cell>
          <table:table-cell office:value-type="float" office:value="0" table:formula="of:=[.G16]*12/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4.78" table:style-name="ce1">
            <text:p>64.78</text:p>
          </table:table-cell>
          <table:table-cell office:value-type="float" office:value="50.49" table:style-name="ce1">
            <text:p>50.49</text:p>
          </table:table-cell>
          <table:table-cell office:value-type="float" office:value="64" table:formula="of:=ROUNDDOWN([.A17];0)" table:style-name="ce3">
            <text:p>64</text:p>
          </table:table-cell>
          <table:table-cell office:value-type="float" office:value="50" table:formula="of:=ROUNDDOWN([.B17];0)" table:style-name="ce3">
            <text:p>50</text:p>
          </table:table-cell>
          <table:table-cell office:value-type="string" office:string-value="{64,50}, " table:formula="of:=&quot;{&quot;&amp;[.C17]&amp;&quot;,&quot;&amp;[.D17]&amp;&quot;}, &quot;" table:style-name="ce3">
            <text:p>{64,50},<text:s/></text:p>
          </table:table-cell>
          <table:table-cell office:value-type="float" office:value="0" table:formula="of:=[.G17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ROUNDDOWN([.A18];0)" table:style-name="ce3">
            <text:p>0</text:p>
          </table:table-cell>
          <table:table-cell office:value-type="float" office:value="1" table:formula="of:=ROUNDDOWN([.B18];0)" table:style-name="ce3">
            <text:p>1</text:p>
          </table:table-cell>
          <table:table-cell office:value-type="string" office:string-value="{0,1}, " table:formula="of:=&quot;{&quot;&amp;[.C18]&amp;&quot;,&quot;&amp;[.D18]&amp;&quot;}, &quot;" table:style-name="ce3">
            <text:p>{0,1},<text:s/></text:p>
          </table:table-cell>
          <table:table-cell office:value-type="float" office:value="0" table:formula="of:=[.G18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19];0)" table:style-name="ce3">
            <text:p>0</text:p>
          </table:table-cell>
          <table:table-cell office:value-type="float" office:value="250" table:formula="of:=ROUNDDOWN([.B19];0)" table:style-name="ce3">
            <text:p>250</text:p>
          </table:table-cell>
          <table:table-cell office:value-type="string" office:string-value="{0,250}, " table:formula="of:=&quot;{&quot;&amp;[.C19]&amp;&quot;,&quot;&amp;[.D19]&amp;&quot;}, &quot;" table:style-name="ce3">
            <text:p>{0,250},<text:s/></text:p>
          </table:table-cell>
          <table:table-cell office:value-type="float" office:value="0" table:formula="of:=[.G19]*12/6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0];0)" table:style-name="ce3">
            <text:p>0</text:p>
          </table:table-cell>
          <table:table-cell office:value-type="float" office:value="250" table:formula="of:=ROUNDDOWN([.B20];0)" table:style-name="ce3">
            <text:p>250</text:p>
          </table:table-cell>
          <table:table-cell office:value-type="string" office:string-value="{0,250}, " table:formula="of:=&quot;{&quot;&amp;[.C20]&amp;&quot;,&quot;&amp;[.D20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1];0)" table:style-name="ce3">
            <text:p>0</text:p>
          </table:table-cell>
          <table:table-cell office:value-type="float" office:value="250" table:formula="of:=ROUNDDOWN([.B21];0)" table:style-name="ce3">
            <text:p>250</text:p>
          </table:table-cell>
          <table:table-cell office:value-type="string" office:string-value="{0,250}, " table:formula="of:=&quot;{&quot;&amp;[.C21]&amp;&quot;,&quot;&amp;[.D21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2];0)" table:style-name="ce3">
            <text:p>0</text:p>
          </table:table-cell>
          <table:table-cell office:value-type="float" office:value="250" table:formula="of:=ROUNDDOWN([.B22];0)" table:style-name="ce3">
            <text:p>250</text:p>
          </table:table-cell>
          <table:table-cell office:value-type="string" office:string-value="{0,250}, " table:formula="of:=&quot;{&quot;&amp;[.C22]&amp;&quot;,&quot;&amp;[.D22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3];0)" table:style-name="ce3">
            <text:p>0</text:p>
          </table:table-cell>
          <table:table-cell office:value-type="float" office:value="250" table:formula="of:=ROUNDDOWN([.B23];0)" table:style-name="ce3">
            <text:p>250</text:p>
          </table:table-cell>
          <table:table-cell office:value-type="string" office:string-value="{0,250}, " table:formula="of:=&quot;{&quot;&amp;[.C23]&amp;&quot;,&quot;&amp;[.D23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4];0)" table:style-name="ce3">
            <text:p>0</text:p>
          </table:table-cell>
          <table:table-cell office:value-type="float" office:value="250" table:formula="of:=ROUNDDOWN([.B24];0)" table:style-name="ce3">
            <text:p>250</text:p>
          </table:table-cell>
          <table:table-cell office:value-type="string" office:string-value="{0,250}, " table:formula="of:=&quot;{&quot;&amp;[.C24]&amp;&quot;,&quot;&amp;[.D24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5];0)" table:style-name="ce3">
            <text:p>0</text:p>
          </table:table-cell>
          <table:table-cell office:value-type="float" office:value="250" table:formula="of:=ROUNDDOWN([.B25];0)" table:style-name="ce3">
            <text:p>250</text:p>
          </table:table-cell>
          <table:table-cell office:value-type="string" office:string-value="{0,250}, " table:formula="of:=&quot;{&quot;&amp;[.C25]&amp;&quot;,&quot;&amp;[.D25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6];0)" table:style-name="ce3">
            <text:p>0</text:p>
          </table:table-cell>
          <table:table-cell office:value-type="float" office:value="250" table:formula="of:=ROUNDDOWN([.B26];0)" table:style-name="ce3">
            <text:p>250</text:p>
          </table:table-cell>
          <table:table-cell office:value-type="string" office:string-value="{0,250}, " table:formula="of:=&quot;{&quot;&amp;[.C26]&amp;&quot;,&quot;&amp;[.D26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7];0)" table:style-name="ce3">
            <text:p>0</text:p>
          </table:table-cell>
          <table:table-cell office:value-type="float" office:value="250" table:formula="of:=ROUNDDOWN([.B27];0)" table:style-name="ce3">
            <text:p>250</text:p>
          </table:table-cell>
          <table:table-cell office:value-type="string" office:string-value="{0,250}, " table:formula="of:=&quot;{&quot;&amp;[.C27]&amp;&quot;,&quot;&amp;[.D27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8];0)" table:style-name="ce3">
            <text:p>0</text:p>
          </table:table-cell>
          <table:table-cell office:value-type="float" office:value="250" table:formula="of:=ROUNDDOWN([.B28];0)" table:style-name="ce3">
            <text:p>250</text:p>
          </table:table-cell>
          <table:table-cell office:value-type="string" office:string-value="{0,250}, " table:formula="of:=&quot;{&quot;&amp;[.C28]&amp;&quot;,&quot;&amp;[.D28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29];0)" table:style-name="ce3">
            <text:p>0</text:p>
          </table:table-cell>
          <table:table-cell office:value-type="float" office:value="250" table:formula="of:=ROUNDDOWN([.B29];0)" table:style-name="ce3">
            <text:p>250</text:p>
          </table:table-cell>
          <table:table-cell office:value-type="string" office:string-value="{0,250}, " table:formula="of:=&quot;{&quot;&amp;[.C29]&amp;&quot;,&quot;&amp;[.D29]&amp;&quot;}, &quot;" table:style-name="ce3">
            <text:p>{0,250},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formula="of:=ROUNDDOWN([.A30];0)" table:style-name="ce3">
            <text:p>0</text:p>
          </table:table-cell>
          <table:table-cell office:value-type="float" office:value="250" table:formula="of:=ROUNDDOWN([.B30];0)" table:style-name="ce3">
            <text:p>250</text:p>
          </table:table-cell>
          <table:table-cell office:value-type="string" office:string-value="{0,250}" table:formula="of:=&quot;{&quot;&amp;[.C30]&amp;&quot;,&quot;&amp;[.D30]&amp;&quot;}&quot;" table:style-name="ce3">
            <text:p>{0,250}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office:string-value="int excel_waypoints[30][2] = {{36,293}, {572,329}, {638,244}, {649,-111}, {1000,-186}, {1065,-257}, {1013,-1034}, {845,-1074}, {715,-761}, {818,-465}, {671,-389}, {390,-720}, {275,-900}, {175,-1025}, {83,-1042}, {-12,-980}, {64,50}, {0,1}, {0,250}, {0,250}, {0,250}, {0,250}, {0,250}, {0,250}, {0,250}, {0,250}, {0,250}, {0,250}, {0,250}, {0,250}};" table:formula="of:=&quot;int excel_waypoints[30][2] = {&quot;&amp;[.E1]&amp;[.E2]&amp;[.E3]&amp;[.E4]&amp;[.E5]&amp;[.E6]&amp;[.E7]&amp;[.E8]&amp;[.E9]&amp;[.E10]&amp;[.E11]&amp;[.E12]&amp;[.E13]&amp;[.E14]&amp;[.E15]&amp;[.E16]&amp;[.E17]&amp;[.E18]&amp;[.E19]&amp;[.E20]&amp;[.E21]&amp;[.E22]&amp;[.E23]&amp;[.E24]&amp;[.E25]&amp;[.E26]&amp;[.E27]&amp;[.E28]&amp;[.E29]&amp;[.E30]&amp;&quot;};&quot;" table:style-name="ce3">
            <text:p>int excel_waypoints[30][2] = {{36,293}, {572,329}, {638,244}, {649,-111}, {1000,-186}, {1065,-257}, {1013,-1034}, {845,-1074}, {715,-761}, {818,-465}, {671,-389}, {390,-720}, {275,-900}, {175,-1025}, {83,-1042}, {-12,-980}, {64,50}, {0,1}, {0,250}, {0,250}, {0,250}, {0,250}, {0,250}, {0,250}, {0,250}, {0,250}, {0,250}, {0,250}, {0,250}, {0,250}}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oadrunner</text:p>
          </table:table-cell>
          <table:table-cell table:number-columns-repeated="2" table:style-name="ce1"/>
          <table:table-cell office:value-type="string" table:style-name="ce1">
            <text:p>Wile E. Coyot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ORKS: (1675)</text:p>
          </table:table-cell>
          <table:table-cell table:number-columns-repeated="2" table:style-name="ce1"/>
          <table:table-cell office:value-type="string" table:style-name="ce1">
            <text:p>WORKS: (1600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[.I37]*12/6" table:style-name="ce1">
            <text:p>0</text:p>
          </table:table-cell>
          <table:table-cell office:value-type="float" office:value="144" table:formula="of:=[.J37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7" table:style-name="ce1">
            <text:p>357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7" table:style-name="ce1">
            <text:p>37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142" table:formula="of:=[.I38]*12/6" table:style-name="ce1">
            <text:p>142</text:p>
          </table:table-cell>
          <table:table-cell office:value-type="float" office:value="144" table:formula="of:=[.J38]*12/6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64" table:style-name="ce1">
            <text:p>1464</text:p>
          </table:table-cell>
          <table:table-cell office:value-type="float" office:value="664" table:style-name="ce1">
            <text:p>6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90" table:style-name="ce1">
            <text:p>149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8" table:formula="of:=[.J38]-44" table:style-name="ce1">
            <text:p>28</text:p>
          </table:table-cell>
          <table:table-cell office:value-type="float" office:value="142" table:formula="of:=[.I39]*12/6" table:style-name="ce1">
            <text:p>142</text:p>
          </table:table-cell>
          <table:table-cell office:value-type="float" office:value="56" table:formula="of:=[.J39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43" table:style-name="ce1">
            <text:p>1643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644" table:style-name="ce1">
            <text:p>1644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10" table:formula="of:=[.I39]+39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220" table:formula="of:=[.I40]*12/6" table:style-name="ce1">
            <text:p>220</text:p>
          </table:table-cell>
          <table:table-cell office:value-type="float" office:value="56" table:formula="of:=[.J40]*12/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11" table:style-name="ce1">
            <text:p>1711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59" table:style-name="ce1">
            <text:p>1659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-72" table:style-name="ce1">
            <text:p>-72</text:p>
          </table:table-cell>
          <table:table-cell office:value-type="float" office:value="220" table:formula="of:=[.I41]*12/6" table:style-name="ce1">
            <text:p>220</text:p>
          </table:table-cell>
          <table:table-cell office:value-type="float" office:value="-144" table:formula="of:=[.J41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96" table:style-name="ce1">
            <text:p>1696</text:p>
          </table:table-cell>
          <table:table-cell office:value-type="float" office:value="-473" table:style-name="ce1">
            <text:p>-4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40" table:style-name="ce1">
            <text:p>1740</text:p>
          </table:table-cell>
          <table:table-cell office:value-type="float" office:value="-249" table:style-name="ce1">
            <text:p>-2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-72" table:style-name="ce1">
            <text:p>-72</text:p>
          </table:table-cell>
          <table:table-cell office:value-type="float" office:value="142" table:formula="of:=[.I42]*12/6" table:style-name="ce1">
            <text:p>142</text:p>
          </table:table-cell>
          <table:table-cell office:value-type="float" office:value="-144" table:formula="of:=[.J42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31" table:style-name="ce1">
            <text:p>1531</text:p>
          </table:table-cell>
          <table:table-cell office:value-type="float" office:value="-725" table:style-name="ce1">
            <text:p>-7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45" table:style-name="ce1">
            <text:p>1645</text:p>
          </table:table-cell>
          <table:table-cell office:value-type="float" office:value="-608" table:style-name="ce1">
            <text:p>-6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[.I43]*12/6" table:style-name="ce1">
            <text:p>100</text:p>
          </table:table-cell>
          <table:table-cell office:value-type="float" office:value="0" table:formula="of:=[.J43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office:value-type="float" office:value="-701" table:style-name="ce1">
            <text:p>-70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0" table:style-name="ce1">
            <text:p>380</text:p>
          </table:table-cell>
          <table:table-cell office:value-type="float" office:value="-801" table:style-name="ce1">
            <text:p>-8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[.I44]*12/6" table:style-name="ce1">
            <text:p>142</text:p>
          </table:table-cell>
          <table:table-cell office:value-type="float" office:value="0" table:formula="of:=[.J44]*12/6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-435" table:style-name="ce1">
            <text:p>-4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-601" table:style-name="ce1">
            <text:p>-60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0" table:formula="of:=[.I45]*12/6" table:style-name="ce1">
            <text:p>0</text:p>
          </table:table-cell>
          <table:table-cell office:value-type="float" office:value="-144" table:formula="of:=[.J45]*12/6" table:style-name="ce1">
            <text:p>-144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-145" table:style-name="ce1">
            <text:p>-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[.I46]*12/6" table:style-name="ce1">
            <text:p>0</text:p>
          </table:table-cell>
          <table:table-cell office:value-type="float" office:value="200" table:formula="of:=[.J46]*12/6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Rich Burnside</dc:creator>
    <meta:creation-date>2014-05-17T06:46:57Z</meta:creation-date>
    <dc:date>2016-09-17T05:16:49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5b9bd5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1181102362pt" svg:width="401.9996850393701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mahawk.$B$1:.$B$29" chart:class="chart:scatter" chart:attached-axis="primary-y" chart:style-name="G0S0">
            <chart:domain table:cell-range-address="Tamahawk.$A$1:.$A$29"/>
            <chart:data-point chart:repeated="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5b9bd5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1181102362pt" svg:width="401.9996850393701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itan.$B$1:.$B$29" chart:class="chart:scatter" chart:attached-axis="primary-y" chart:style-name="G0S0">
            <chart:domain table:cell-range-address="Titan.$A$1:.$A$29"/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5b9bd5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1181102362pt" svg:width="401.9996850393701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RR_Waypoints.$B$1:.$B$29" chart:class="chart:scatter" chart:attached-axis="primary-y" chart:style-name="G0S0">
            <chart:domain table:cell-range-address="RR_Waypoints.$A$1:.$A$29"/>
            <chart:data-point chart:repeated="2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5b9bd5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1181102362pt" svg:width="401.9996850393701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RESET.$B$1:.$B$19" chart:class="chart:scatter" chart:attached-axis="primary-y" chart:style-name="G0S0">
            <chart:domain table:cell-range-address="RESET.$A$1:.$A$19"/>
            <chart:data-point chart:repeated="1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5b9bd5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1181102362pt" svg:width="401.9996850393701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B_Waypoints.$B$1:.$B$29" chart:class="chart:scatter" chart:attached-axis="primary-y" chart:style-name="G0S0">
            <chart:domain table:cell-range-address="OB_Waypoints.$A$1:.$A$29"/>
            <chart:data-point chart:repeated="2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